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30" manifest:media-type="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Lucida Sans2" svg:font-family="'Lucida Sans'" style:font-pitch="variable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pitch="variable" style:font-charset="x-symbol"/>
    <style:font-face style:name="SimSun3" svg:font-family="SimSun" style:font-pitch="variable" style:font-charset="x-symbol"/>
    <style:font-face style:name="Lucida Sans1" svg:font-family="'Lucida Sans'" style:font-family-generic="system" style:font-pitch="variable" style:font-charset="x-symbol"/>
    <style:font-face style:name="SimSun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4" svg:font-family="'Lucida Sans'" style:font-pitch="variable"/>
    <style:font-face style:name="Lucida Sans Unicode" svg:font-family="'Lucida Sans Unicode'" style:font-pitch="variable"/>
    <style:font-face style:name="OpenSymbol" svg:font-family="OpenSymbol" style:font-pitch="variable"/>
    <style:font-face style:name="SimSun2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3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4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fo:margin-left="0cm" fo:margin-right="0cm" table:align="margins"/>
    </style:style>
    <style:style style:name="Tableau1.A" style:family="table-column">
      <style:table-column-properties style:column-width="1.041cm" style:rel-column-width="7454*"/>
    </style:style>
    <style:style style:name="Tableau1.B" style:family="table-column">
      <style:table-column-properties style:column-width="1.148cm" style:rel-column-width="8225*"/>
    </style:style>
    <style:style style:name="Tableau1.C" style:family="table-column">
      <style:table-column-properties style:column-width="1.164cm" style:rel-column-width="8338*"/>
    </style:style>
    <style:style style:name="Tableau1.G" style:family="table-column">
      <style:table-column-properties style:column-width="1.162cm" style:rel-column-width="8326*"/>
    </style:style>
    <style:style style:name="Tableau1.H" style:family="table-column">
      <style:table-column-properties style:column-width="1.157cm" style:rel-column-width="8291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="none"/>
    </style:style>
    <style:style style:name="Tableau2" style:family="table">
      <style:table-properties style:width="9.149cm" fo:margin-top="0.3cm" fo:margin-bottom="0cm" table:align="left"/>
    </style:style>
    <style:style style:name="Tableau2.A" style:family="table-column">
      <style:table-column-properties style:column-width="2.404cm"/>
    </style:style>
    <style:style style:name="Tableau2.B" style:family="table-column">
      <style:table-column-properties style:column-width="6.745cm"/>
    </style:style>
    <style:style style:name="Tableau2.1" style:family="table-row">
      <style:table-row-properties style:min-row-height="0.801cm"/>
    </style:style>
    <style:style style:name="Tableau2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1.831cm" style:rel-column-width="13107*"/>
    </style:style>
    <style:style style:name="Tableau3.1" style:family="table-row">
      <style:table-row-properties style:min-row-height="0.7cm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Header">
      <style:text-properties fo:font-size="14pt" style:font-size-asian="14pt" style:font-size-complex="14pt"/>
    </style:style>
    <style:style style:name="P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8" style:family="paragraph" style:parent-style-name="Header">
      <style:text-properties fo:font-size="3pt" style:font-size-asian="4pt" style:font-size-complex="4pt"/>
    </style:style>
    <style:style style:name="P9" style:family="paragraph" style:parent-style-name="Standard">
      <style:text-properties fo:font-size="2pt" style:font-size-asian="2pt" style:font-size-complex="2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oter">
      <style:text-properties officeooo:paragraph-rsid="0019fee0"/>
    </style:style>
    <style:style style:name="P22" style:family="paragraph" style:parent-style-name="Footer">
      <style:text-properties officeooo:paragraph-rsid="002556d8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2527b5" officeooo:paragraph-rsid="002527b5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_5f_En-tête" style:master-page-name="">
      <loext:graphic-properties draw:fill="none" draw:fill-color="#ffe6b3" draw:opacity="100%" draw:fill-image-width="0cm" draw:fill-image-height="0cm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fo:color="#d7e12c" style:font-name="Bitstream Vera Sans" fo:font-size="15pt" fo:font-style="normal" officeooo:rsid="0026b5fa" officeooo:paragraph-rsid="002aedf1" style:font-size-asian="15pt" style:font-style-asian="normal" style:font-size-complex="15pt" style:font-style-complex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justify" style:justify-single-word="false"/>
      <style:text-properties style:font-name="Bitstream Vera Sans5" fo:font-size="9pt" style:font-size-asian="9pt" style:font-size-complex="9pt"/>
    </style:style>
    <style:style style:name="P31" style:family="paragraph" style:parent-style-name="Standard">
      <style:paragraph-properties fo:margin-top="0cm" fo:margin-bottom="0cm" loext:contextual-spacing="false" style:line-height-at-least="0.97cm" fo:text-align="center" style:justify-single-word="false">
        <style:tab-stops>
          <style:tab-stop style:position="6.532cm"/>
        </style:tab-stops>
      </style:paragraph-properties>
      <style:text-properties style:font-name="Bitstream Vera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style:line-height-at-least="0.97cm" fo:text-align="center" style:justify-single-word="false">
        <style:tab-stops>
          <style:tab-stop style:position="6.532cm"/>
        </style:tab-stops>
      </style:paragraph-properties>
      <style:text-properties officeooo:paragraph-rsid="002afff1"/>
    </style:style>
    <style:style style:name="P33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34" style:family="paragraph" style:parent-style-name="FILET_5f_POINTILLES">
      <style:paragraph-properties fo:margin-top="0cm" fo:margin-bottom="0cm" loext:contextual-spacing="false"/>
      <style:text-properties officeooo:paragraph-rsid="002a2a7a"/>
    </style:style>
    <style:style style:name="P35" style:family="paragraph" style:parent-style-name="Standard">
      <style:paragraph-properties fo:margin-top="0.3cm" fo:margin-bottom="0cm" loext:contextual-spacing="false"/>
      <style:text-properties officeooo:paragraph-rsid="001d002f"/>
    </style:style>
    <style:style style:name="P36" style:family="paragraph" style:parent-style-name="Standard">
      <style:paragraph-properties fo:margin-top="0cm" fo:margin-bottom="0.3cm" loext:contextual-spacing="false"/>
      <style:text-properties officeooo:paragraph-rsid="001d002f"/>
    </style:style>
    <style:style style:name="P37" style:family="paragraph" style:parent-style-name="FILET_5f_POINTILLES">
      <style:paragraph-properties fo:margin-top="0cm" fo:margin-bottom="0.101cm" loext:contextual-spacing="false"/>
      <style:text-properties officeooo:paragraph-rsid="002a2a7a"/>
    </style:style>
    <style:style style:name="P38" style:family="paragraph" style:parent-style-name="Standard">
      <style:paragraph-properties fo:margin-top="0.4cm" fo:margin-bottom="0cm" loext:contextual-spacing="false" style:line-height-at-least="0.801cm" fo:text-align="center" style:justify-single-word="false">
        <style:tab-stops>
          <style:tab-stop style:position="6.532cm"/>
        </style:tab-stops>
      </style:paragraph-properties>
      <style:text-properties officeooo:paragraph-rsid="002afff1"/>
    </style:style>
    <style:style style:name="P39" style:family="paragraph" style:parent-style-name="Standard">
      <style:paragraph-properties fo:margin-top="0cm" fo:margin-bottom="0.9cm" loext:contextual-spacing="false" style:line-height-at-least="0.801cm" fo:text-align="center" style:justify-single-word="false">
        <style:tab-stops>
          <style:tab-stop style:position="6.532cm"/>
        </style:tab-stops>
      </style:paragraph-properties>
      <style:text-properties officeooo:paragraph-rsid="002afff1"/>
    </style:style>
    <style:style style:name="P40" style:family="paragraph" style:parent-style-name="_5f_Paragraphe_20_livret_20_">
      <style:paragraph-properties fo:margin-top="0.3cm" fo:margin-bottom="0.4cm" loext:contextual-spacing="false">
        <style:tab-stops/>
      </style:paragraph-properties>
    </style:style>
    <style:style style:name="P41" style:family="paragraph" style:parent-style-name="_5f_Paragraphe_20_livret_20_">
      <style:paragraph-properties fo:text-align="center" style:justify-single-word="false"/>
      <style:text-properties fo:font-size="9pt" style:font-size-asian="9pt" style:font-size-complex="9pt"/>
    </style:style>
    <style:style style:name="P42" style:family="paragraph" style:parent-style-name="_5f_Paragraphe_20_livret_20_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3" style:family="paragraph" style:parent-style-name="_5f_Paragraphe_20_livret_20_">
      <style:paragraph-properties fo:text-align="start" style:justify-single-word="false"/>
      <style:text-properties fo:font-size="9pt" fo:font-weight="bold" officeooo:paragraph-rsid="003421f2" style:font-size-asian="9pt" style:font-weight-asian="bold" style:font-size-complex="9pt" style:font-weight-complex="bold"/>
    </style:style>
    <style:style style:name="P44" style:family="paragraph" style:parent-style-name="Exo_5f_Num">
      <style:paragraph-properties fo:margin-top="0.33cm" fo:margin-bottom="0.15cm" loext:contextual-spacing="false"/>
    </style:style>
    <style:style style:name="P45" style:family="paragraph" style:parent-style-name="Exo_5f_Num">
      <style:paragraph-properties fo:margin-top="0.22cm" fo:margin-bottom="0cm" loext:contextual-spacing="false"/>
    </style:style>
    <style:style style:name="P46" style:family="paragraph" style:parent-style-name="Exo_5f_Num">
      <style:paragraph-properties fo:margin-top="0.4cm" fo:margin-bottom="0.101cm" loext:contextual-spacing="false"/>
    </style:style>
    <style:style style:name="P47" style:family="paragraph" style:parent-style-name="Exo_5f_Num">
      <style:paragraph-properties fo:margin-top="0.499cm" fo:margin-bottom="0cm" loext:contextual-spacing="false"/>
    </style:style>
    <style:style style:name="P48" style:family="paragraph" style:parent-style-name="Exo_5f_Num">
      <style:paragraph-properties fo:margin-top="0.499cm" fo:margin-bottom="0.101cm" loext:contextual-spacing="false"/>
    </style:style>
    <style:style style:name="P49" style:family="paragraph" style:parent-style-name="Exo_5f_Num" style:list-style-name="Num_5f_Exo">
      <style:paragraph-properties fo:margin-top="0.499cm" fo:margin-bottom="0.101cm" loext:contextual-spacing="false"/>
    </style:style>
    <style:style style:name="P50" style:family="paragraph" style:parent-style-name="Exo_5f_Num">
      <style:paragraph-properties fo:margin-top="0.499cm" fo:margin-bottom="0.15cm" loext:contextual-spacing="false"/>
    </style:style>
    <style:style style:name="P51" style:family="paragraph" style:parent-style-name="FILET_5f_POINTILLES" style:list-style-name="_5f_Numérotation_20_des_20_exercices_20_livrets"/>
    <style:style style:name="P52" style:family="paragraph" style:parent-style-name="FILET_5f_POINTILLES" style:list-style-name="_5f_Numérotation_20_des_20_exercices_20_livrets">
      <style:text-properties officeooo:paragraph-rsid="0033354a"/>
    </style:style>
    <style:style style:name="P53" style:family="paragraph" style:parent-style-name="_5f_Paragraphe_20_livret_20_" style:list-style-name="liste_5f_abc">
      <style:paragraph-properties fo:margin-top="0.101cm" fo:margin-bottom="0cm" loext:contextual-spacing="false"/>
    </style:style>
    <style:style style:name="P54" style:family="paragraph" style:parent-style-name="_5f_Paragraphe_20_livret_20_" style:list-style-name="_5f_Numérotation_20_des_20_exercices_20_livrets">
      <style:paragraph-properties fo:margin-top="0.101cm" fo:margin-bottom="0cm" loext:contextual-spacing="false"/>
    </style:style>
    <style:style style:name="P55" style:family="paragraph" style:parent-style-name="_5f_Paragraphe_20_livret_20_" style:list-style-name="_5f_Numérotation_20_des_20_exercices_20_livrets">
      <style:paragraph-properties fo:margin-top="0.4cm" fo:margin-bottom="0.4cm" loext:contextual-spacing="false"/>
    </style:style>
    <style:style style:name="P56" style:family="paragraph" style:parent-style-name="_5f_Paragraphe_20_livret_20_" style:list-style-name="liste_5f_abc">
      <style:paragraph-properties fo:margin-top="0.199cm" fo:margin-bottom="0.101cm" loext:contextual-spacing="false"/>
    </style:style>
    <style:style style:name="P57" style:family="paragraph" style:parent-style-name="_5f_Paragraphe_20_livret_20_" style:list-style-name="_5f_Numérotation_20_des_20_exercices_20_livrets">
      <style:paragraph-properties fo:margin-top="0.3cm" fo:margin-bottom="0.4cm" loext:contextual-spacing="false"/>
    </style:style>
    <style:style style:name="P58" style:family="paragraph" style:parent-style-name="_5f_Paragraphe_20_livret_20_" style:list-style-name="liste_5f_abc">
      <style:paragraph-properties fo:margin-top="0.4cm" fo:margin-bottom="0.3cm" loext:contextual-spacing="false">
        <style:tab-stops/>
      </style:paragraph-properties>
    </style:style>
    <style:style style:name="P59" style:family="paragraph" style:parent-style-name="_5f_Paragraphe_20_livret_20_réponse_20_pointillé" style:list-style-name="liste_5f_abc">
      <style:paragraph-properties fo:margin-top="0.3cm" fo:margin-bottom="0cm" loext:contextual-spacing="false" fo:line-height="100%"/>
      <style:text-properties officeooo:paragraph-rsid="001d002f"/>
    </style:style>
    <style:style style:name="P60" style:family="paragraph" style:parent-style-name="_5f_Paragraphe_20_livret_20_réponse_20_élève" style:list-style-name="liste_5f_abc">
      <style:paragraph-properties fo:margin-top="0cm" fo:margin-bottom="0cm" loext:contextual-spacing="false"/>
      <style:text-properties fo:letter-spacing="-0.004cm" officeooo:paragraph-rsid="002a2a7a"/>
    </style:style>
    <style:style style:name="P61" style:family="paragraph" style:parent-style-name="_5f_Paragraphe_20_livret_20_réponse_20_élève" style:list-style-name="liste_5f_abc">
      <style:paragraph-properties fo:margin-top="0.3cm" fo:margin-bottom="0cm" loext:contextual-spacing="false"/>
    </style:style>
    <style:style style:name="P62" style:family="paragraph" style:parent-style-name="_5f_Paragraphe_20_livret_20_réponse_20_élève" style:list-style-name="liste_5f_abc">
      <style:paragraph-properties fo:margin-top="0.199cm" fo:margin-bottom="0cm" loext:contextual-spacing="false"/>
    </style:style>
    <style:style style:name="P63" style:family="paragraph" style:parent-style-name="_5f_Paragraphe_20_livret_20_réponse_20_élève" style:list-style-name="liste_5f_abc">
      <style:paragraph-properties fo:margin-top="0.4cm" fo:margin-bottom="0cm" loext:contextual-spacing="false"/>
    </style:style>
    <style:style style:name="P64" style:family="paragraph" style:parent-style-name="_5f_Pied_20_de_20_page" style:list-style-name=""/>
    <style:style style:name="P65" style:family="paragraph" style:parent-style-name="_5f_Pied_20_de_20_page" style:list-style-name="">
      <style:paragraph-properties fo:text-align="end" style:justify-single-word="false"/>
    </style:style>
    <style:style style:name="P66" style:family="paragraph" style:parent-style-name="_5f_Pied_20_de_20_page">
      <style:paragraph-properties fo:text-align="end" style:justify-single-word="false"/>
    </style:style>
    <style:style style:name="P6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_5f_Titre_20_d_27_exercices_20_livret_20_sans_20_titre" style:list-style-name="">
      <style:paragraph-properties fo:margin-top="0cm" fo:margin-bottom="0cm" loext:contextual-spacing="false" fo:text-align="start" style:justify-single-word="false"/>
      <style:text-properties style:font-name="Bitstream Vera Sans" officeooo:paragraph-rsid="001d002f"/>
    </style:style>
    <style:style style:name="P69" style:family="paragraph" style:parent-style-name="_5f_Titre_20_d_27_exercices_20_livret_20_sans_20_titre" style:list-style-name="">
      <style:paragraph-properties fo:margin-top="0.101cm" fo:margin-bottom="0cm" loext:contextual-spacing="false" fo:text-align="start" style:justify-single-word="false"/>
      <style:text-properties officeooo:paragraph-rsid="001d002f"/>
    </style:style>
    <style:style style:name="P70" style:family="paragraph" style:parent-style-name="_5f_Titre_20_d_27_exercices_20_livret_20_sans_20_titre" style:list-style-name="">
      <style:paragraph-properties fo:margin-top="0.499cm" fo:margin-bottom="0cm" loext:contextual-spacing="false" fo:text-align="start" style:justify-single-word="false"/>
      <style:text-properties fo:color="#e8c32a" style:font-name="Bitstream Vera Sans" fo:font-weight="bold" officeooo:rsid="001d002f" officeooo:paragraph-rsid="001d002f" style:font-weight-asian="bold" style:font-weight-complex="bold"/>
    </style:style>
    <style:style style:name="P7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26" fo:break-before="auto" fo:break-after="auto" style:shadow="none">
        <style:tab-stops/>
      </style:paragraph-properties>
      <style:text-properties style:font-name="Bitstream Vera Sans" fo:font-size="10pt" fo:font-style="normal" fo:font-weight="bold" officeooo:rsid="00290c92" officeooo:paragraph-rsid="001d002f" style:font-size-asian="10pt" style:font-style-asian="normal" style:font-weight-asian="bold" style:font-size-complex="10pt" style:font-style-complex="normal" style:font-weight-complex="bold"/>
    </style:style>
    <style:style style:name="P72" style:family="paragraph"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74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d7e12c"/>
    </style:style>
    <style:style style:name="P82" style:family="paragraph">
      <style:paragraph-properties fo:margin-top="0cm" fo:margin-bottom="0.199cm" fo:text-align="center"/>
    </style:style>
    <style:style style:name="P83" style:family="paragraph">
      <loext:graphic-properties draw:fill-color="#e8c32a"/>
      <style:paragraph-properties fo:margin-top="0cm" fo:margin-bottom="0.199cm" fo:text-align="center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8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indent="0cm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8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fee0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variant="normal" fo:text-transform="none" style:font-name="Times New Roman" fo:font-size="13pt" fo:font-style="italic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font-variant="normal" fo:text-transform="none" style:font-weight-asian="bold" style:font-weight-complex="bold"/>
    </style:style>
    <style:style style:name="T9" style:family="text">
      <style:text-properties fo:font-variant="normal" fo:text-transform="none" style:font-name="OpenSymbol" fo:font-style="normal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font-style="normal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style:text-position="super 58%" style:font-name="Times New Roman" fo:font-size="13pt" style:font-size-asian="13pt" style:font-weight-asian="bold" style:font-size-complex="13pt" style:font-weight-complex="bold"/>
    </style:style>
    <style:style style:name="T12" style:family="text">
      <style:text-properties officeooo:rsid="0017dc58"/>
    </style:style>
    <style:style style:name="T13" style:family="text">
      <style:text-properties style:font-name="Bitstream Vera Sans"/>
    </style:style>
    <style:style style:name="T14" style:family="text">
      <style:text-properties style:font-name="Bitstream Vera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Bitstream Vera Sans" fo:font-style="normal" style:font-name-asian="OpenSymbol2" style:font-style-asian="normal" style:font-name-complex="OpenSymbol2" style:font-style-complex="normal"/>
    </style:style>
    <style:style style:name="T16" style:family="text">
      <style:text-properties style:font-name="OpenSymbo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9" style:family="text">
      <style:text-properties fo:color="#b3b3b3" style:font-name="Bitstream Vera Sans" fo:font-style="normal" style:font-name-asian="OpenSymbol2" style:font-style-asian="normal" style:font-name-complex="OpenSymbol2" style:font-style-complex="normal"/>
    </style:style>
    <style:style style:name="T20" style:family="text">
      <style:text-properties fo:color="#000000"/>
    </style:style>
    <style:style style:name="T21" style:family="text">
      <style:text-properties style:text-position="0% 100%" style:font-name-asian="OpenSymbol1" style:font-style-asian="normal" style:font-name-complex="OpenSymbol1" style:font-style-complex="normal"/>
    </style:style>
    <style:style style:name="T22" style:family="text">
      <style:text-properties style:text-position="0% 100%" fo:letter-spacing="-0.004cm" style:font-name-asian="OpenSymbol1" style:font-style-asian="normal" style:font-name-complex="OpenSymbol1" style:font-style-complex="normal"/>
    </style:style>
    <style:style style:name="T23" style:family="text">
      <style:text-properties officeooo:rsid="002f12dd"/>
    </style:style>
    <style:style style:name="T24" style:family="text">
      <style:text-properties fo:letter-spacing="-0.004cm"/>
    </style:style>
    <style:style style:name="T25" style:family="text">
      <style:text-properties fo:letter-spacing="-0.004cm" officeooo:rsid="002f12dd"/>
    </style:style>
    <style:style style:name="T26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28" style:family="text">
      <style:text-properties fo:color="#000000" style:text-outline="false" style:text-line-through-style="none" style:text-line-through-type="none" style:font-name="Bitstream Vera Sans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Bitstream Vera Sans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Bitstream Vera Sans" fo:font-size="9pt" fo:language="fr" fo:country="FR" fo:font-style="normal" fo:text-shadow="none" style:text-underline-style="none" fo:font-weight="normal" style:letter-kerning="true" style:font-name-asian="OpenSymbol3" style:font-size-asian="18pt" style:language-asian="fr" style:country-asian="FR" style:font-style-asian="normal" style:font-weight-asian="normal" style:font-name-complex="OpenSymbol3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Bitstream Vera Sans" fo:font-size="9pt" fo:language="fr" fo:country="FR" fo:font-style="normal" fo:text-shadow="none" style:text-underline-style="none" fo:font-weight="normal" style:letter-kerning="true" style:font-name-asian="Lucida Sans Unicode" style:font-size-asian="18pt" style:language-asian="fr" style:country-asian="FR" style:font-style-asian="normal" style:font-weight-asian="normal" style:font-name-complex="Tahoma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left" style:horizontal-rel="fram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e8c32a" style:height="100%" style:style="solid"/>
          <style:column style:rel-width="1559*" fo:start-indent="0cm" fo:end-indent="0.15cm"/>
          <style:column style:rel-width="3256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>
          <style:column-sep style:width="0.021cm" style:color="#b2b2b2" style:height="100%" style:style="solid"/>
          <style:column style:rel-width="1820*" fo:start-indent="0cm" fo:end-indent="0.15cm"/>
          <style:column style:rel-width="1726*" fo:start-indent="0.15cm" fo:end-indent="0.15cm"/>
          <style:column style:rel-width="1642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d7e12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1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-width="0.333cm" draw:marker-start-center="false" draw:marker-end="Arrow_20_concave" draw:marker-end-width="0.27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000000" draw:marker-start-width="0.344cm" draw:marker-start-center="false" draw:marker-end-width="0.344cm" draw:marker-end-center="false" draw:fill="solid" draw:fill-color="#00b8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69cm" fo:min-width="0.22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69cm" fo:min-width="0.2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25cm" svg:stroke-color="#9d0f89" draw:marker-start="Arrow_20_concave" draw:marker-start-width="0.229cm" draw:marker-start-center="false" draw:marker-end-width="0.33cm" draw:marker-end-center="false" draw:fill="solid" draw:fill-color="#f2ffe5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25cm" svg:stroke-color="#9d0f89" draw:marker-start-width="0.33cm" draw:marker-start-center="false" draw:marker-end-width="0.33cm" draw:marker-end-center="false" draw:fill="solid" draw:fill-color="#fff2cc" draw:textarea-horizontal-align="center" draw:textarea-vertical-align="middle" fo:padding-top="0.138cm" fo:padding-bottom="0.138cm" fo:padding-left="0.261cm" fo:padding-right="0.261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3cm" svg:stroke-color="#1ca2b8" draw:marker-start="Arrow_20_concave" draw:marker-start-width="0.245cm" draw:marker-start-center="false" draw:marker-end-width="0.346cm" draw:marker-end-center="false" draw:fill="solid" draw:fill-color="#f2ffe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1ca2b8" draw:marker-start-width="0.33cm" draw:marker-start-center="false" draw:marker-end-width="0.33cm" draw:marker-end-center="false" draw:fill="solid" draw:fill-color="#fff2cc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<draw:g text:anchor-type="paragraph" draw:z-index="10" draw:style-name="gr3"><draw:custom-shape draw:style-name="gr14" draw:text-style-name="P83" svg:width="3.964cm" svg:height="0.641cm" draw:transform="skewX (0.00279252680319092) rotate (0.0872664625997165) translate (-0.370416666666667cm -0.0934861111111111cm)"><text:p text:style-name="P82"><text:span text:style-name="T2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1"><draw:text-box fo:min-height="3.06cm"><text:section text:style-name="Sect1" text:name="Section10"><text:p text:style-name="P33"/><text:section text:style-name="Sect2" text:name="Section2"><text:h text:style-name="P68" text:outline-level="1">Détermine <text:line-break/>le nombre manquant dans l'égalité</text:h><text:h text:style-name="P69" text:outline-level="1"><text:span text:style-name="T13"><draw:frame draw:style-name="fr7" draw:name="Objet111" text:anchor-type="as-char" svg:y="-0.483cm" svg:width="0.467cm" svg:height="0.792cm" draw:z-index="28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">=</text:span><text:span text:style-name="T13"><draw:frame draw:style-name="fr7" draw:name="Objet112" text:anchor-type="as-char" svg:y="-0.483cm" svg:width="0.467cm" svg:height="0.792cm" draw:z-index="29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h><text:h text:style-name="P70" text:outline-level="1">Correction</text:h><text:p text:style-name="P35"><draw:g text:anchor-type="paragraph" draw:z-index="5" draw:style-name="gr3"><draw:path draw:style-name="gr22" draw:text-style-name="P88" svg:width="1.102cm" svg:height="0.296cm" svg:x="0.372cm" svg:y="0.403cm" svg:viewBox="0 0 1103 297" svg:d="M1103 297c0-1 0-3 0-3 0-163-247-294-551-294s-552 131-552 294c0 0 0 2 0 3"><text:p/></draw:path><draw:ellipse draw:style-name="gr23" draw:text-style-name="P90" svg:width="0.775cm" svg:height="0.421cm" svg:x="0.495cm" svg:y="0.056cm"><text:p text:style-name="P89"><text:span text:style-name="T30">×</text:span><text:span text:style-name="T31">3</text:span></text:p></draw:ellipse></draw:g></text:p><text:p text:style-name="P36"><draw:g text:anchor-type="paragraph" draw:z-index="2" draw:style-name="gr3"><draw:path draw:style-name="gr24" draw:text-style-name="P88" svg:width="1.102cm" svg:height="0.296cm" svg:x="0.304cm" svg:y="0.785cm" svg:viewBox="0 0 1103 297" svg:d="M1103 0c0 1 0 3 0 3 0 163-247 294-551 294s-552-131-552-294c0 0 0-2 0-3"><text:p/></draw:path><draw:ellipse draw:style-name="gr25" draw:text-style-name="P90" svg:width="0.773cm" svg:height="0.419cm" svg:x="0.425cm" svg:y="1.005cm"><text:p text:style-name="P89"><text:span text:style-name="T30">×</text:span><text:span text:style-name="T31">3</text:span></text:p></draw:ellipse></draw:g><draw:frame draw:style-name="fr7" draw:name="Objet117" text:anchor-type="as-char" svg:y="-0.483cm" svg:width="0.467cm" svg:height="0.792cm" draw:z-index="30"><draw:object xlink:href="./Object 52" xlink:type="simple" xlink:show="embed" xlink:actuate="onLoad"/><draw:image xlink:href="./ObjectReplacements/Object 52" xlink:type="simple" xlink:show="embed" xlink:actuate="onLoad"/><svg:desc>formule</svg:desc></draw:frame>=<draw:frame draw:style-name="fr7" draw:name="Objet17" text:anchor-type="as-char" svg:y="-0.483cm" svg:width="0.467cm" svg:height="0.792cm" draw:z-index="31"><draw:object xlink:href="./Object 53" xlink:type="simple" xlink:show="embed" xlink:actuate="onLoad"/><draw:image xlink:href="./ObjectReplacements/Object 53" xlink:type="simple" xlink:show="embed" xlink:actuate="onLoad"/><svg:desc>formule</svg:desc></draw:frame> donc <draw:frame draw:style-name="fr7" draw:name="Objet121" text:anchor-type="as-char" svg:y="-0.483cm" svg:width="0.467cm" svg:height="0.792cm" draw:z-index="33"><draw:object xlink:href="./Object 54" xlink:type="simple" xlink:show="embed" xlink:actuate="onLoad"/><draw:image xlink:href="./ObjectReplacements/Object 54" xlink:type="simple" xlink:show="embed" xlink:actuate="onLoad"/><svg:desc>formule</svg:desc></draw:frame>=<draw:frame draw:style-name="fr7" draw:name="Objet19" text:anchor-type="as-char" svg:y="-0.483cm" svg:width="0.467cm" svg:height="0.792cm" draw:z-index="34"><draw:object xlink:href="./Object 55" xlink:type="simple" xlink:show="embed" xlink:actuate="onLoad"/><draw:image xlink:href="./ObjectReplacements/Object 55" xlink:type="simple" xlink:show="embed" xlink:actuate="onLoad"/><svg:desc>formule</svg:desc></draw:frame></text:p></text:section></text:section></draw:text-box></draw:frame></text:h>
      <text:list xml:id="list2268897651" text:style-name="Num_5f_Exo">
        <text:list-item>
          <text:h text:style-name="P44" text:outline-level="1"> Relie les figures dont les proportions de surface colorée sont égales. Écris alors les égalités de fractions correspondantes.</text:h>
        </text:list-item>
      </text:list>
      <text:p text:style-name="P38"><draw:g text:anchor-type="paragraph" draw:z-index="23" draw:name="Forme1" draw:style-name="gr3"><draw:polygon draw:style-name="gr4" draw:text-style-name="P74" svg:width="0.775cm" svg:height="0.671cm" svg:x="0.008cm" svg:y="0.876cm" svg:viewBox="0 0 776 672" draw:points="776,0 385,672 258,579 150,460 69,323 19,166 0,0"><text:p/></draw:polygon><draw:polygon draw:style-name="gr5" draw:text-style-name="P75" svg:width="0.775cm" svg:height="0.671cm" svg:x="0.008cm" svg:y="0.876cm" svg:viewBox="0 0 776 672" draw:points="776,0 385,672 258,579 150,460 69,323 19,166 0,0"><text:p/></draw:polygon><draw:polygon draw:style-name="gr4" draw:text-style-name="P74" svg:width="0.78cm" svg:height="0.773cm" svg:x="0.394cm" svg:y="0.876cm" svg:viewBox="0 0 781 774" draw:points="392,0 781,672 691,714 598,751 496,770 392,774 284,770 185,751 90,714 0,672"><text:p/></draw:polygon><draw:polygon draw:style-name="gr5" draw:text-style-name="P75" svg:width="1.168cm" svg:height="0.773cm" svg:x="0.394cm" svg:y="0.876cm" svg:viewBox="0 0 1169 774" draw:points="392,0 781,672 691,714 598,751 496,770 392,774 284,770 185,751 90,714 0,672 392,0 1169,0 1148,165 1097,321 1016,458 912,578 781,672"><text:p/></draw:polygon><draw:polygon draw:style-name="gr4" draw:text-style-name="P74" svg:width="0.777cm" svg:height="0.669cm" svg:x="0.784cm" svg:y="0.209cm" svg:viewBox="0 0 778 670" draw:points="0,670 390,0 520,95 624,213 706,352 757,504 778,670"><text:p/></draw:polygon><draw:polygon draw:style-name="gr5" draw:text-style-name="P75" svg:width="1.168cm" svg:height="0.773cm" svg:x="0.395cm" svg:y="0.105cm" svg:viewBox="0 0 1169 774" draw:points="392,774 781,104 912,199 1016,317 1097,456 1148,608 1169,774 392,774 0,104 90,61 185,26 284,7 392,0 496,7 598,26 691,61 781,104"><text:p/></draw:polygon><draw:polygon draw:style-name="gr4" draw:text-style-name="P74" svg:width="0.775cm" svg:height="0.669cm" svg:x="0.008cm" svg:y="0.209cm" svg:viewBox="0 0 776 670" draw:points="776,670 0,670 19,504 69,352 150,213 258,95 385,0"><text:p/></draw:polygon><draw:polygon draw:style-name="gr6" draw:text-style-name="P76" svg:width="0.775cm" svg:height="0.669cm" svg:x="0.008cm" svg:y="0.209cm" svg:viewBox="0 0 776 670" draw:points="776,670 0,670 19,504 69,352 150,213 258,95 385,0"><text:p/></draw:polygon><draw:polygon draw:style-name="gr4" draw:text-style-name="P74" svg:width="0.775cm" svg:height="0.302cm" svg:x="5.079cm" svg:y="0.874cm" svg:viewBox="0 0 776 303" draw:points="776,0 62,303 34,234 16,157 4,81 0,0"><text:p/></draw:polygon><draw:polygon draw:style-name="gr7" draw:text-style-name="P77" svg:width="0.775cm" svg:height="0.302cm" svg:x="5.079cm" svg:y="0.874cm" svg:viewBox="0 0 776 303" draw:points="776,0 62,303 34,234 16,157 4,81 0,0"><text:p/></draw:polygon><draw:polygon draw:style-name="gr4" draw:text-style-name="P74" svg:width="0.715cm" svg:height="0.549cm" svg:x="5.139cm" svg:y="0.874cm" svg:viewBox="0 0 716 550" draw:points="716,0 169,550 116,495 71,434 34,372 0,301"><text:p/></draw:polygon><draw:polygon draw:style-name="gr7" draw:text-style-name="P77" svg:width="0.715cm" svg:height="0.549cm" svg:x="5.139cm" svg:y="0.874cm" svg:viewBox="0 0 716 550" draw:points="716,0 169,550 116,495 71,434 34,372 0,301"><text:p/></draw:polygon><draw:polygon draw:style-name="gr4" draw:text-style-name="P74" svg:width="0.548cm" svg:height="0.713cm" svg:x="5.306cm" svg:y="0.874cm" svg:viewBox="0 0 549 714" draw:points="549,0 247,714 176,680 115,643 51,599 0,550"><text:p/></draw:polygon><draw:polygon draw:style-name="gr7" draw:text-style-name="P77" svg:width="0.548cm" svg:height="0.713cm" svg:x="5.306cm" svg:y="0.874cm" svg:viewBox="0 0 549 714" draw:points="549,0 247,714 176,680 115,643 51,599 0,550"><text:p/></draw:polygon><draw:polygon draw:style-name="gr4" draw:text-style-name="P74" svg:width="0.301cm" svg:height="0.775cm" svg:x="5.555cm" svg:y="0.874cm" svg:viewBox="0 0 302 776" draw:points="302,0 302,776 222,772 143,758 71,741 0,716"><text:p/></draw:polygon><draw:polygon draw:style-name="gr7" draw:text-style-name="P77" svg:width="0.301cm" svg:height="0.775cm" svg:x="5.555cm" svg:y="0.874cm" svg:viewBox="0 0 302 776" draw:points="302,0 302,776 222,772 143,758 71,741 0,716"><text:p/></draw:polygon><draw:polygon draw:style-name="gr4" draw:text-style-name="P74" svg:width="0.301cm" svg:height="0.775cm" svg:x="5.855cm" svg:y="0.874cm" svg:viewBox="0 0 302 776" draw:points="0,0 302,716 229,741 155,758 78,772 0,776"><text:p/></draw:polygon><draw:polygon draw:style-name="gr8" draw:text-style-name="P78" svg:width="0.301cm" svg:height="0.775cm" svg:x="5.855cm" svg:y="0.874cm" svg:viewBox="0 0 302 776" draw:points="0,0 302,716 229,741 155,758 78,772 0,776"><text:p/></draw:polygon><draw:polygon draw:style-name="gr4" draw:text-style-name="P74" svg:width="0.549cm" svg:height="0.715cm" svg:x="5.855cm" svg:y="0.874cm" svg:viewBox="0 0 550 716" draw:points="0,0 550,550 492,600 434,644 369,684 300,716"><text:p/></draw:polygon><draw:polygon draw:style-name="gr5" draw:text-style-name="P75" svg:width="0.773cm" svg:height="1.263cm" svg:x="5.855cm" svg:y="0.329cm" svg:viewBox="0 0 774 1264" draw:points="0,547 550,1097 492,1148 434,1192 369,1232 300,1264 0,547 714,850 681,919 642,981 598,1043 549,1097 0,547 774,547 771,628 758,704 739,780 714,850 0,547 714,245 739,318 758,393 771,467 774,547 0,547 550,0 598,55 642,116 681,180 714,245"><text:p/></draw:polygon><draw:polygon draw:style-name="gr4" draw:text-style-name="P74" svg:width="0.549cm" svg:height="0.712cm" svg:x="5.855cm" svg:y="0.161cm" svg:viewBox="0 0 550 713" draw:points="0,713 302,0 369,34 434,73 492,119 550,166"><text:p/></draw:polygon><draw:polygon draw:style-name="gr5" draw:text-style-name="P75" svg:width="0.549cm" svg:height="0.712cm" svg:x="5.855cm" svg:y="0.161cm" svg:viewBox="0 0 550 713" draw:points="0,713 302,0 369,34 434,73 492,119 550,166"><text:p/></draw:polygon><draw:polygon draw:style-name="gr4" draw:text-style-name="P74" svg:width="0.301cm" svg:height="0.773cm" svg:x="5.855cm" svg:y="0.1cm" svg:viewBox="0 0 302 774" draw:points="0,774 0,0 78,3 155,17 229,37 302,61"><text:p/></draw:polygon><draw:polygon draw:style-name="gr7" draw:text-style-name="P77" svg:width="0.301cm" svg:height="0.773cm" svg:x="5.855cm" svg:y="0.1cm" svg:viewBox="0 0 302 774" draw:points="0,774 0,0 78,3 155,17 229,37 302,61"><text:p/></draw:polygon><draw:polygon draw:style-name="gr4" draw:text-style-name="P74" svg:width="0.301cm" svg:height="0.773cm" svg:x="5.555cm" svg:y="0.1cm" svg:viewBox="0 0 302 774" draw:points="302,774 0,61 71,37 143,17 222,3 302,0"><text:p/></draw:polygon><draw:polygon draw:style-name="gr5" draw:text-style-name="P75" svg:width="0.301cm" svg:height="0.773cm" svg:x="5.555cm" svg:y="0.1cm" svg:viewBox="0 0 302 774" draw:points="302,774 0,61 71,37 143,17 222,3 302,0"><text:p/></draw:polygon><draw:polygon draw:style-name="gr4" draw:text-style-name="P74" svg:width="0.548cm" svg:height="0.712cm" svg:x="5.306cm" svg:y="0.161cm" svg:viewBox="0 0 549 713" draw:points="549,713 0,166 51,119 115,73 176,34 247,0"><text:p/></draw:polygon><draw:polygon draw:style-name="gr7" draw:text-style-name="P77" svg:width="0.548cm" svg:height="0.712cm" svg:x="5.306cm" svg:y="0.161cm" svg:viewBox="0 0 549 713" draw:points="549,713 0,166 51,119 115,73 176,34 247,0"><text:p/></draw:polygon><draw:polygon draw:style-name="gr4" draw:text-style-name="P74" svg:width="0.713cm" svg:height="0.546cm" svg:x="5.14cm" svg:y="0.329cm" svg:viewBox="0 0 714 547" draw:points="714,547 0,245 32,178 69,115 115,55 166,0"><text:p/></draw:polygon><draw:polygon draw:style-name="gr7" draw:text-style-name="P77" svg:width="0.713cm" svg:height="0.546cm" svg:x="5.14cm" svg:y="0.329cm" svg:viewBox="0 0 714 547" draw:points="714,547 0,245 32,178 69,115 115,55 166,0"><text:p/></draw:polygon><draw:polygon draw:style-name="gr4" draw:text-style-name="P74" svg:width="0.775cm" svg:height="0.301cm" svg:x="5.079cm" svg:y="0.572cm" svg:viewBox="0 0 776 302" draw:points="776,302 0,302 4,223 16,149 34,73 62,0"><text:p/></draw:polygon><draw:polygon draw:style-name="gr7" draw:text-style-name="P77" svg:width="0.775cm" svg:height="0.301cm" svg:x="5.079cm" svg:y="0.572cm" svg:viewBox="0 0 776 302" draw:points="776,302 0,302 4,223 16,149 34,73 62,0"><text:p/></draw:polygon><draw:circle draw:style-name="gr9" draw:text-style-name="P79" svg:width="0.121cm" svg:height="0.121cm" svg:x="1.732cm" svg:y="6.534cm"><text:p/></draw:circle><draw:circle draw:style-name="gr9" draw:text-style-name="P79" svg:width="0.121cm" svg:height="0.121cm" svg:x="1.732cm" svg:y="2.692cm"><text:p/></draw:circle><draw:circle draw:style-name="gr9" draw:text-style-name="P79" svg:width="0.121cm" svg:height="0.121cm" svg:x="1.732cm" svg:y="0.78cm"><text:p/></draw:circle><draw:ellipse draw:style-name="gr9" draw:text-style-name="P79" svg:width="0.121cm" svg:height="0.112cm" svg:x="1.732cm" svg:y="4.615cm"><text:p/></draw:ellipse><draw:polygon draw:style-name="gr4" draw:text-style-name="P74" svg:width="0.775cm" svg:height="0.391cm" svg:x="0.008cm" svg:y="6.627cm" svg:viewBox="0 0 776 392" draw:points="776,0 104,392 60,306 25,207 5,106 0,0"><text:p/></draw:polygon><draw:polygon draw:style-name="gr5" draw:text-style-name="P75" svg:width="0.775cm" svg:height="0.391cm" svg:x="0.008cm" svg:y="6.627cm" svg:viewBox="0 0 776 392" draw:points="776,0 104,392 60,306 25,207 5,106 0,0"><text:p/></draw:polygon><draw:polygon draw:style-name="gr4" draw:text-style-name="P74" svg:width="0.671cm" svg:height="0.669cm" svg:x="0.112cm" svg:y="6.632cm" svg:viewBox="0 0 672 670" draw:points="672,0 279,670 198,615 120,550 55,472 0,391"><text:p/></draw:polygon><draw:polygon draw:style-name="gr5" draw:text-style-name="P75" svg:width="0.671cm" svg:height="0.775cm" svg:x="0.112cm" svg:y="6.632cm" svg:viewBox="0 0 672 776" draw:points="672,0 279,670 198,615 120,550 55,473 0,391 672,0 672,776 564,767 464,748 369,714 279,670"><text:p/></draw:polygon><draw:polygon draw:style-name="gr4" draw:text-style-name="P74" svg:width="0.387cm" svg:height="0.775cm" svg:x="0.784cm" svg:y="6.632cm" svg:viewBox="0 0 388 776" draw:points="0,0 388,670 298,714 203,748 102,767 0,776"><text:p/></draw:polygon><draw:polygon draw:style-name="gr5" draw:text-style-name="P75" svg:width="0.387cm" svg:height="0.775cm" svg:x="0.784cm" svg:y="6.632cm" svg:viewBox="0 0 388 776" draw:points="0,0 388,670 298,714 203,748 102,767 0,776"><text:p/></draw:polygon><draw:polygon draw:style-name="gr4" draw:text-style-name="P74" svg:width="0.668cm" svg:height="0.669cm" svg:x="0.784cm" svg:y="6.632cm" svg:viewBox="0 0 669 670" draw:points="0,0 669,391 612,472 547,550 471,615 388,670"><text:p/></draw:polygon><draw:polygon draw:style-name="gr5" draw:text-style-name="P75" svg:width="0.668cm" svg:height="0.669cm" svg:x="0.784cm" svg:y="6.632cm" svg:viewBox="0 0 669 670" draw:points="0,0 669,391 612,472 547,550 471,615 388,670"><text:p/></draw:polygon><draw:polygon draw:style-name="gr4" draw:text-style-name="P74" svg:width="0.773cm" svg:height="0.391cm" svg:x="0.784cm" svg:y="6.627cm" svg:viewBox="0 0 774 392" draw:points="0,0 774,0 767,106 746,207 713,306 669,392"><text:p/></draw:polygon><draw:polygon draw:style-name="gr5" draw:text-style-name="P75" svg:width="0.773cm" svg:height="0.78cm" svg:x="0.784cm" svg:y="6.238cm" svg:viewBox="0 0 774 781" draw:points="0,389 774,389 767,495 746,596 713,695 669,781 0,389 669,0 713,88 746,185 767,287 774,389"><text:p/></draw:polygon><draw:polygon draw:style-name="gr4" draw:text-style-name="P74" svg:width="0.668cm" svg:height="0.668cm" svg:x="0.784cm" svg:y="5.96cm" svg:viewBox="0 0 669 669" draw:points="0,669 388,0 471,57 547,120 612,196 669,281"><text:p/></draw:polygon><draw:polygon draw:style-name="gr5" draw:text-style-name="P75" svg:width="0.668cm" svg:height="0.668cm" svg:x="0.784cm" svg:y="5.96cm" svg:viewBox="0 0 669 669" draw:points="0,669 388,0 471,57 547,120 612,196 669,281"><text:p/></draw:polygon><draw:polygon draw:style-name="gr4" draw:text-style-name="P74" svg:width="0.387cm" svg:height="0.775cm" svg:x="0.784cm" svg:y="5.853cm" svg:viewBox="0 0 388 776" draw:points="0,776 0,0 102,9 203,28 298,63 388,107"><text:p/></draw:polygon><draw:polygon draw:style-name="gr5" draw:text-style-name="P75" svg:width="0.387cm" svg:height="0.775cm" svg:x="0.784cm" svg:y="5.853cm" svg:viewBox="0 0 388 776" draw:points="0,776 0,0 102,9 203,28 298,63 388,107"><text:p/></draw:polygon><draw:polygon draw:style-name="gr4" draw:text-style-name="P74" svg:width="0.392cm" svg:height="0.775cm" svg:x="0.393cm" svg:y="5.853cm" svg:viewBox="0 0 393 776" draw:points="393,776 0,107 90,63 185,28 286,9 393,0"><text:p/></draw:polygon><draw:polygon draw:style-name="gr5" draw:text-style-name="P75" svg:width="0.671cm" svg:height="0.775cm" svg:x="0.112cm" svg:y="5.853cm" svg:viewBox="0 0 672 776" draw:points="672,776 279,107 369,63 464,28 564,9 672,0 672,776 0,388 55,303 120,227 198,164 279,107"><text:p/></draw:polygon><draw:polygon draw:style-name="gr4" draw:text-style-name="P74" svg:width="0.775cm" svg:height="0.387cm" svg:x="0.008cm" svg:y="6.241cm" svg:viewBox="0 0 776 388" draw:points="776,388 0,388 5,286 25,185 60,86 104,0"><text:p/></draw:polygon><draw:polygon draw:style-name="gr5" draw:text-style-name="P75" svg:width="0.775cm" svg:height="0.387cm" svg:x="0.008cm" svg:y="6.241cm" svg:viewBox="0 0 776 388" draw:points="776,388 0,388 5,286 25,185 60,86 104,0"><text:p/></draw:polygon><draw:polygon draw:style-name="gr4" draw:text-style-name="P74" svg:width="0.775cm" svg:height="0.773cm" svg:x="0.008cm" svg:y="4.714cm" svg:viewBox="0 0 776 774" draw:points="776,0 776,774 531,735 318,626 150,458 39,247 0,0"><text:p/></draw:polygon><draw:polygon draw:style-name="gr5" draw:text-style-name="P75" svg:width="0.775cm" svg:height="0.773cm" svg:x="0.008cm" svg:y="4.714cm" svg:viewBox="0 0 776 774" draw:points="776,0 776,774 531,735 318,626 150,458 39,247 0,0"><text:p/></draw:polygon><draw:polygon draw:style-name="gr4" draw:text-style-name="P74" svg:width="0.777cm" svg:height="0.773cm" svg:x="0.784cm" svg:y="4.714cm" svg:viewBox="0 0 778 774" draw:points="0,0 778,0 737,247 624,458 459,626 245,735 0,774"><text:p/></draw:polygon><draw:polygon draw:style-name="gr5" draw:text-style-name="P75" svg:width="0.777cm" svg:height="1.549cm" svg:x="0.784cm" svg:y="3.937cm" svg:viewBox="0 0 778 1550" draw:points="0,775 778,775 737,1022 624,1234 459,1402 245,1511 0,1550 0,775 0,0 245,41 459,150 624,316 737,529 778,775"><text:p/></draw:polygon><draw:polygon draw:style-name="gr4" draw:text-style-name="P74" svg:width="0.775cm" svg:height="0.773cm" svg:x="0.008cm" svg:y="3.937cm" svg:viewBox="0 0 776 774" draw:points="776,774 0,774 39,529 150,315 318,150 531,40 776,0"><text:p/></draw:polygon><draw:polygon draw:style-name="gr6" draw:text-style-name="P76" svg:width="0.775cm" svg:height="0.773cm" svg:x="0.008cm" svg:y="3.937cm" svg:viewBox="0 0 776 774" draw:points="776,774 0,774 39,529 150,315 318,150 531,40 776,0"><text:p/></draw:polygon><draw:polygon draw:style-name="gr5" draw:text-style-name="P75" svg:width="0.775cm" svg:height="0.391cm" svg:x="0.008cm" svg:y="2.794cm" svg:viewBox="0 0 776 392" draw:points="776,0 106,392 60,304 28,207 9,106 0,0"><text:p/></draw:polygon><draw:polygon draw:style-name="gr4" draw:text-style-name="P74" svg:width="0.669cm" svg:height="0.671cm" svg:x="0.116cm" svg:y="2.794cm" svg:viewBox="0 0 670 672" draw:points="670,0 279,672 198,616 120,550 55,474 0,392"><text:p/></draw:polygon><draw:polygon draw:style-name="gr5" draw:text-style-name="P75" svg:width="0.669cm" svg:height="0.775cm" svg:x="0.116cm" svg:y="2.794cm" svg:viewBox="0 0 670 776" draw:points="670,0 279,672 198,615 120,550 55,474 0,393 670,0 670,776 563,769 464,750 369,716 279,672"><text:p/></draw:polygon><draw:polygon draw:style-name="gr4" draw:text-style-name="P74" svg:width="0.389cm" svg:height="0.775cm" svg:x="0.784cm" svg:y="2.794cm" svg:viewBox="0 0 390 776" draw:points="0,0 390,672 300,716 206,750 104,769 0,776"><text:p/></draw:polygon><draw:polygon draw:style-name="gr5" draw:text-style-name="P75" svg:width="0.668cm" svg:height="0.775cm" svg:x="0.784cm" svg:y="2.794cm" svg:viewBox="0 0 669 776" draw:points="0,0 390,672 300,716 206,750 104,769 0,776 0,0 669,393 616,474 549,550 473,615 390,672"><text:p/></draw:polygon><draw:polygon draw:style-name="gr4" draw:text-style-name="P74" svg:width="0.777cm" svg:height="0.391cm" svg:x="0.784cm" svg:y="2.794cm" svg:viewBox="0 0 778 392" draw:points="0,0 778,0 769,106 746,207 714,304 669,392"><text:p/></draw:polygon><draw:line draw:style-name="gr5" draw:text-style-name="P75" svg:x1="0.784cm" svg:y1="2.794cm" svg:x2="1.562cm" svg:y2="2.794cm"><text:p/></draw:line><draw:line draw:style-name="gr5" draw:text-style-name="P75" svg:x1="1.562cm" svg:y1="2.794cm" svg:x2="1.553cm" svg:y2="2.9cm"><text:p/></draw:line><draw:line draw:style-name="gr5" draw:text-style-name="P75" svg:x1="1.553cm" svg:y1="2.899cm" svg:x2="1.53cm" svg:y2="3cm"><text:p/></draw:line><draw:line draw:style-name="gr5" draw:text-style-name="P75" svg:x1="1.531cm" svg:y1="2.999cm" svg:x2="1.499cm" svg:y2="3.096cm"><text:p/></draw:line><draw:line draw:style-name="gr5" draw:text-style-name="P75" svg:x1="1.499cm" svg:y1="3.096cm" svg:x2="1.453cm" svg:y2="3.184cm"><text:p/></draw:line><draw:line draw:style-name="gr5" draw:text-style-name="P75" svg:x1="1.453cm" svg:y1="3.186cm" svg:x2="0.784cm" svg:y2="2.794cm"><text:p/></draw:line><draw:line draw:style-name="gr5" draw:text-style-name="P75" svg:x1="0.784cm" svg:y1="2.794cm" svg:x2="1.453cm" svg:y2="2.406cm"><text:p/></draw:line><draw:line draw:style-name="gr5" draw:text-style-name="P75" svg:x1="1.453cm" svg:y1="2.406cm" svg:x2="1.499cm" svg:y2="2.494cm"><text:p/></draw:line><draw:line draw:style-name="gr5" draw:text-style-name="P75" svg:x1="1.499cm" svg:y1="2.496cm" svg:x2="1.531cm" svg:y2="2.591cm"><text:p/></draw:line><draw:line draw:style-name="gr5" draw:text-style-name="P75" svg:x1="1.53cm" svg:y1="2.588cm" svg:x2="1.553cm" svg:y2="2.689cm"><text:p/></draw:line><draw:line draw:style-name="gr5" draw:text-style-name="P75" svg:x1="1.553cm" svg:y1="2.69cm" svg:x2="1.562cm" svg:y2="2.794cm"><text:p/></draw:line><draw:line draw:style-name="gr5" draw:text-style-name="P75" svg:x1="1.562cm" svg:y1="2.794cm" svg:x2="0.784cm" svg:y2="2.794cm"><text:p/></draw:line><draw:line draw:style-name="gr5" draw:text-style-name="P75" svg:x1="0.784cm" svg:y1="2.792cm" svg:x2="1.174cm" svg:y2="2.122cm"><text:p/></draw:line><draw:line draw:style-name="gr5" draw:text-style-name="P75" svg:x1="1.174cm" svg:y1="2.122cm" svg:x2="1.257cm" svg:y2="2.18cm"><text:p/></draw:line><draw:line draw:style-name="gr5" draw:text-style-name="P75" svg:x1="1.259cm" svg:y1="2.182cm" svg:x2="1.335cm" svg:y2="2.246cm"><text:p/></draw:line><draw:line draw:style-name="gr5" draw:text-style-name="P75" svg:x1="1.335cm" svg:y1="2.244cm" svg:x2="1.402cm" svg:y2="2.322cm"><text:p/></draw:line><draw:line draw:style-name="gr5" draw:text-style-name="P75" svg:x1="1.402cm" svg:y1="2.32cm" svg:x2="1.455cm" svg:y2="2.403cm"><text:p/></draw:line><draw:line draw:style-name="gr5" draw:text-style-name="P75" svg:x1="1.453cm" svg:y1="2.406cm" svg:x2="0.784cm" svg:y2="2.794cm"><text:p/></draw:line><draw:line draw:style-name="gr5" draw:text-style-name="P75" svg:x1="0.784cm" svg:y1="2.792cm" svg:x2="0.784cm" svg:y2="2.018cm"><text:p/></draw:line><draw:line draw:style-name="gr5" draw:text-style-name="P75" svg:x1="0.784cm" svg:y1="2.018cm" svg:x2="0.888cm" svg:y2="2.025cm"><text:p/></draw:line><draw:line draw:style-name="gr5" draw:text-style-name="P75" svg:x1="0.888cm" svg:y1="2.025cm" svg:x2="0.99cm" svg:y2="2.044cm"><text:p/></draw:line><draw:line draw:style-name="gr5" draw:text-style-name="P75" svg:x1="1.084cm" svg:y1="2.08cm" svg:x2="1.174cm" svg:y2="2.122cm"><text:p/></draw:line><draw:line draw:style-name="gr5" draw:text-style-name="P75" svg:x1="0.786cm" svg:y1="2.792cm" svg:x2="0.394cm" svg:y2="2.122cm"><text:p/></draw:line><draw:line draw:style-name="gr5" draw:text-style-name="P75" svg:x1="0.394cm" svg:y1="2.122cm" svg:x2="0.484cm" svg:y2="2.08cm"><text:p/></draw:line><draw:line draw:style-name="gr5" draw:text-style-name="P75" svg:x1="0.483cm" svg:y1="2.082cm" svg:x2="0.578cm" svg:y2="2.047cm"><text:p/></draw:line><draw:line draw:style-name="gr5" draw:text-style-name="P75" svg:x1="0.58cm" svg:y1="2.044cm" svg:x2="0.679cm" svg:y2="2.025cm"><text:p/></draw:line><draw:line draw:style-name="gr5" draw:text-style-name="P75" svg:x1="0.678cm" svg:y1="2.025cm" svg:x2="0.786cm" svg:y2="2.018cm"><text:p/></draw:line><draw:path draw:style-name="gr6" draw:text-style-name="P76" svg:width="0.389cm" svg:height="0.773cm" svg:x="0.784cm" svg:y="2.019cm" svg:viewBox="0 0 390 774" svg:d="M206 26c32 12 64 23 94 35l90 43c-131 224-258 448-390 670 0-259 0-517 0-774z"><text:p/></draw:path><draw:line draw:style-name="gr5" draw:text-style-name="P75" svg:x1="0.786cm" svg:y1="2.794cm" svg:x2="0.116cm" svg:y2="2.406cm"><text:p/></draw:line><draw:line draw:style-name="gr5" draw:text-style-name="P75" svg:x1="0.116cm" svg:y1="2.403cm" svg:x2="0.171cm" svg:y2="2.32cm"><text:p/></draw:line><draw:line draw:style-name="gr5" draw:text-style-name="P75" svg:x1="0.17cm" svg:y1="2.322cm" svg:x2="0.235cm" svg:y2="2.244cm"><text:p/></draw:line><draw:line draw:style-name="gr5" draw:text-style-name="P75" svg:x1="0.236cm" svg:y1="2.246cm" svg:x2="0.314cm" svg:y2="2.182cm"><text:p/></draw:line><draw:line draw:style-name="gr5" draw:text-style-name="P75" svg:x1="0.311cm" svg:y1="2.18cm" svg:x2="0.392cm" svg:y2="2.122cm"><text:p/></draw:line><draw:line draw:style-name="gr5" draw:text-style-name="P75" svg:x1="0.394cm" svg:y1="2.122cm" svg:x2="0.786cm" svg:y2="2.792cm"><text:p/></draw:line><draw:line draw:style-name="gr5" draw:text-style-name="P75" svg:x1="0.784cm" svg:y1="2.794cm" svg:x2="0.008cm" svg:y2="2.794cm"><text:p/></draw:line><draw:line draw:style-name="gr5" draw:text-style-name="P75" svg:x1="0.008cm" svg:y1="2.794cm" svg:x2="0.017cm" svg:y2="2.69cm"><text:p/></draw:line><draw:line draw:style-name="gr5" draw:text-style-name="P75" svg:x1="0.019cm" svg:y1="2.689cm" svg:x2="0.038cm" svg:y2="2.588cm"><text:p/></draw:line><draw:line draw:style-name="gr5" draw:text-style-name="P75" svg:x1="0.036cm" svg:y1="2.591cm" svg:x2="0.068cm" svg:y2="2.496cm"><text:p/></draw:line><draw:line draw:style-name="gr5" draw:text-style-name="P75" svg:x1="0.068cm" svg:y1="2.494cm" svg:x2="0.114cm" svg:y2="2.406cm"><text:p/></draw:line><draw:line draw:style-name="gr5" draw:text-style-name="P75" svg:x1="0.116cm" svg:y1="2.406cm" svg:x2="0.786cm" svg:y2="2.794cm"><text:p/></draw:line><draw:polygon draw:style-name="gr4" draw:text-style-name="P74" svg:width="0.775cm" svg:height="0.671cm" svg:x="5.079cm" svg:y="6.627cm" svg:viewBox="0 0 776 672" draw:points="776,0 385,672 256,577 150,460 71,321 18,168 0,0"><text:p/></draw:polygon><draw:polygon draw:style-name="gr5" draw:text-style-name="P75" svg:width="0.775cm" svg:height="0.671cm" svg:x="5.079cm" svg:y="6.627cm" svg:viewBox="0 0 776 672" draw:points="776,0 385,672 256,577 150,460 71,321 18,168 0,0"><text:p/></draw:polygon><draw:polygon draw:style-name="gr4" draw:text-style-name="P74" svg:width="0.782cm" svg:height="0.773cm" svg:x="5.463cm" svg:y="6.627cm" svg:viewBox="0 0 783 774" draw:points="392,0 783,672 693,714 596,749 496,769 392,774 286,769 183,749 88,714 0,672"><text:p/></draw:polygon><draw:polygon draw:style-name="gr5" draw:text-style-name="P75" svg:width="0.782cm" svg:height="0.773cm" svg:x="5.463cm" svg:y="6.627cm" svg:viewBox="0 0 783 774" draw:points="392,0 783,672 693,714 596,749 496,769 392,774 286,769 183,749 88,714 0,672"><text:p/></draw:polygon><draw:polygon draw:style-name="gr4" draw:text-style-name="P74" svg:width="0.773cm" svg:height="0.671cm" svg:x="5.855cm" svg:y="6.627cm" svg:viewBox="0 0 774 672" draw:points="0,0 774,0 758,168 707,321 628,460 520,577 392,672"><text:p/></draw:polygon><draw:polygon draw:style-name="gr5" draw:text-style-name="P75" svg:width="1.165cm" svg:height="1.446cm" svg:x="5.463cm" svg:y="5.856cm" svg:viewBox="0 0 1166 1447" draw:points="392,774 1166,774 1150,942 1097,1095 1018,1235 910,1352 783,1447 392,774 783,104 910,199 1018,315 1097,456 1150,608 1166,774 392,774 0,104 88,60 183,26 286,7 392,0 496,7 596,26 693,60 783,104"><text:p/></draw:polygon><draw:polygon draw:style-name="gr4" draw:text-style-name="P74" svg:width="0.775cm" svg:height="0.669cm" svg:x="5.079cm" svg:y="5.96cm" svg:viewBox="0 0 776 670" draw:points="776,670 0,670 18,504 71,352 150,211 256,95 385,0"><text:p/></draw:polygon><draw:polygon draw:style-name="gr5" draw:text-style-name="P75" svg:width="0.775cm" svg:height="0.669cm" svg:x="5.079cm" svg:y="5.96cm" svg:viewBox="0 0 776 670" draw:points="776,670 0,670 18,504 71,352 150,211 256,95 385,0"><text:p/></draw:polygon><draw:polygon draw:style-name="gr4" draw:text-style-name="P74" svg:width="1.167cm" svg:height="0.773cm" svg:x="5.079cm" svg:y="4.713cm" svg:viewBox="0 0 1168 774" draw:points="776,0 1168,670 1078,714 981,749 880,769 776,774 531,735 318,626 150,458 39,245 0,0"><text:p/></draw:polygon><draw:polygon draw:style-name="gr8" draw:text-style-name="P78" svg:width="1.167cm" svg:height="0.773cm" svg:x="5.079cm" svg:y="4.713cm" svg:viewBox="0 0 1168 774" draw:points="776,0 1168,670 1078,714 981,749 880,769 776,774 531,735 318,626 150,458 39,245 0,0"><text:p/></draw:polygon><draw:polygon draw:style-name="gr4" draw:text-style-name="P74" svg:width="0.773cm" svg:height="1.341cm" svg:x="5.855cm" svg:y="4.041cm" svg:viewBox="0 0 774 1342" draw:points="0,671 392,0 520,96 628,214 707,351 758,507 774,671 758,837 707,994 628,1131 520,1249 392,1342"><text:p/></draw:polygon><draw:polygon draw:style-name="gr5" draw:text-style-name="P75" svg:width="1.549cm" svg:height="1.443cm" svg:x="5.079cm" svg:y="3.937cm" svg:viewBox="0 0 1550 1444" draw:points="776,773 1168,102 1295,198 1402,316 1482,453 1535,609 1550,773 1535,939 1482,1096 1402,1234 1295,1351 1168,1444 776,773 0,773 39,528 150,316 318,150 531,39 776,0 880,7 981,25 1078,58 1168,102"><text:p/></draw:polygon><draw:ellipse draw:style-name="gr9" draw:text-style-name="P79" svg:width="0.121cm" svg:height="0.112cm" svg:x="4.695cm" svg:y="6.534cm"><text:p/></draw:ellipse><draw:ellipse draw:style-name="gr9" draw:text-style-name="P79" svg:width="0.121cm" svg:height="0.11cm" svg:x="4.695cm" svg:y="2.694cm"><text:p/></draw:ellipse><draw:ellipse draw:style-name="gr9" draw:text-style-name="P79" svg:width="0.121cm" svg:height="0.11cm" svg:x="4.695cm" svg:y="0.78cm"><text:p/></draw:ellipse><draw:circle draw:style-name="gr9" draw:text-style-name="P79" svg:width="0.121cm" svg:height="0.121cm" svg:x="4.695cm" svg:y="4.613cm"><text:p/></draw:circle><draw:polygon draw:style-name="gr4" draw:text-style-name="P74" svg:width="0.775cm" svg:height="0.669cm" svg:x="5.079cm" svg:y="2.794cm" svg:viewBox="0 0 776 670" draw:points="776,0 385,670 258,577 152,460 71,323 19,166 0,0"><text:p/></draw:polygon><draw:polygon draw:style-name="gr5" draw:text-style-name="P75" svg:width="0.775cm" svg:height="0.669cm" svg:x="5.079cm" svg:y="2.794cm" svg:viewBox="0 0 776 670" draw:points="776,0 385,670 258,577 152,460 71,323 19,166 0,0"><text:p/></draw:polygon><draw:polygon draw:style-name="gr4" draw:text-style-name="P74" svg:width="0.782cm" svg:height="0.773cm" svg:x="5.463cm" svg:y="2.794cm" svg:viewBox="0 0 783 774" draw:points="392,0 783,670 693,714 598,751 497,769 392,774 286,769 185,751 92,714 0,670"><text:p/></draw:polygon><draw:polygon draw:style-name="gr5" draw:text-style-name="P75" svg:width="1.168cm" svg:height="0.773cm" svg:x="5.463cm" svg:y="2.794cm" svg:viewBox="0 0 1169 774" draw:points="392,0 783,670 693,714 598,751 497,769 392,774 286,769 185,751 92,714 0,670 392,0 1169,0 1150,165 1099,321 1018,458 912,576 783,670"><text:p/></draw:polygon><draw:polygon draw:style-name="gr4" draw:text-style-name="P74" svg:width="0.777cm" svg:height="0.669cm" svg:x="5.855cm" svg:y="2.122cm" svg:viewBox="0 0 778 670" draw:points="0,670 392,0 520,95 628,213 707,351 758,504 778,670"><text:p/></draw:polygon><draw:polygon draw:style-name="gr5" draw:text-style-name="P75" svg:width="1.168cm" svg:height="0.773cm" svg:x="5.463cm" svg:y="2.018cm" svg:viewBox="0 0 1169 774" draw:points="392,774 783,104 912,199 1018,317 1099,455 1150,608 1169,774 392,774 0,104 92,60 185,26 286,7 392,0 497,7 598,26 693,60 783,104"><text:p/></draw:polygon><draw:polygon draw:style-name="gr4" draw:text-style-name="P74" svg:width="0.775cm" svg:height="0.669cm" svg:x="5.079cm" svg:y="2.122cm" svg:viewBox="0 0 776 670" draw:points="776,670 0,670 19,504 71,351 152,213 258,95 385,0"><text:p/></draw:polygon><draw:polygon draw:style-name="gr5" draw:text-style-name="P75" svg:width="0.775cm" svg:height="0.669cm" svg:x="5.079cm" svg:y="2.122cm" svg:viewBox="0 0 776 670" draw:points="776,670 0,670 19,504 71,351 152,213 258,95 385,0"><text:p/></draw:polygon><draw:polygon draw:style-name="gr6" draw:text-style-name="P76" svg:width="0.774cm" svg:height="0.67cm" svg:x="0.001cm" svg:y="0.873cm" svg:viewBox="0 0 775 671" draw:points="775,0 386,671 252,571 146,451 66,312 19,159 0,1"><text:p/></draw:polygon><draw:polygon draw:style-name="gr6" draw:text-style-name="P76" svg:width="0.771cm" svg:height="0.771cm" svg:x="0.39cm" svg:y="0.867cm" svg:viewBox="0 0 772 772" draw:points="387,0 772,674 619,739 462,772 301,770 146,736 0,673"><text:p/></draw:polygon><draw:polygon draw:style-name="gr6" draw:text-style-name="P76" svg:width="0.775cm" svg:height="0.676cm" svg:x="0.789cm" svg:y="0.202cm" svg:viewBox="0 0 776 677" draw:points="0,677 379,0 515,97 623,216 705,354 755,506 776,663"><text:p/></draw:polygon><draw:polygon draw:style-name="gr7" draw:text-style-name="P77" svg:width="0.301cm" svg:height="0.773cm" svg:x="5.555cm" svg:y="0.1cm" svg:viewBox="0 0 302 774" draw:points="302,774 0,61 71,37 143,17 222,3 302,0"><text:p/></draw:polygon><draw:polygon draw:style-name="gr7" draw:text-style-name="P77" svg:width="0.301cm" svg:height="0.775cm" svg:x="5.855cm" svg:y="0.874cm" svg:viewBox="0 0 302 776" draw:points="0,0 302,716 229,741 155,758 78,772 0,776"><text:p/></draw:polygon><draw:polygon draw:style-name="gr7" draw:text-style-name="P77" svg:width="0.558cm" svg:height="0.712cm" svg:x="5.854cm" svg:y="0.873cm" svg:viewBox="0 0 559 713" draw:points="0,0 559,540 503,592 441,636 376,679 306,713"><text:p/></draw:polygon><draw:polygon draw:style-name="gr7" draw:text-style-name="P77" svg:width="0.718cm" svg:height="0.549cm" svg:x="5.847cm" svg:y="0.873cm" svg:viewBox="0 0 719 550" draw:points="0,0 719,295 685,365 644,428 599,492 547,550"><text:p/></draw:polygon><draw:path draw:style-name="gr6" draw:text-style-name="P76" svg:width="0.41cm" svg:height="0.774cm" svg:x="0.776cm" svg:y="2.809cm" svg:viewBox="0 0 411 775" svg:d="M223 743c-33 7-66 15-98 20l-99 12c-9-259-19-516-26-775 138 219 275 438 411 656z"><text:p/></draw:path><draw:path draw:style-name="gr6" draw:text-style-name="P76" svg:width="0.773cm" svg:height="0.389cm" svg:x="0.777cm" svg:y="2.794cm" svg:viewBox="0 0 774 390" svg:d="M748 206c-12 32-23 64-35 94l-43 90c-224-131-448-258-670-390 259 0 517 0 774 0z"><text:p/></draw:path><draw:path draw:style-name="gr6" draw:text-style-name="P76" svg:width="0.671cm" svg:height="0.67cm" svg:x="0.099cm" svg:y="2.809cm" svg:viewBox="0 0 672 671" svg:d="M121 545c-22-26-44-52-64-77l-57-82c226-129 447-259 672-386-129 224-258 448-386 671z"><text:p/></draw:path><draw:path draw:style-name="gr6" draw:text-style-name="P76" svg:width="0.773cm" svg:height="0.389cm" svg:x="0.777cm" svg:y="6.627cm" svg:viewBox="0 0 774 390" svg:d="M748 206c-12 32-23 64-35 94l-43 90c-224-131-448-258-670-390 259 0 517 0 774 0z"><text:p/></draw:path><draw:path draw:style-name="gr6" draw:text-style-name="P76" svg:width="0.668cm" svg:height="0.674cm" svg:x="0.777cm" svg:y="6.629cm" svg:viewBox="0 0 669 675" svg:d="M542 554c-26 22-52 44-77 64l-82 57c-128-227-258-449-383-675 223 131 447 260 669 390z"><text:p/></draw:path><draw:path draw:style-name="gr6" draw:text-style-name="P76" svg:width="0.389cm" svg:height="0.775cm" svg:x="0.77cm" svg:y="6.632cm" svg:viewBox="0 0 390 776" svg:d="M198 752c-34 5-67 11-99 16l-99 8c2-260 2-518 7-776 128 225 256 449 383 673z"><text:p/></draw:path><draw:path draw:style-name="gr6" draw:text-style-name="P76" svg:width="0.67cm" svg:height="0.67cm" svg:x="0.104cm" svg:y="6.632cm" svg:viewBox="0 0 671 671" svg:d="M120 546c-22-26-44-52-63-77l-57-82c224-130 447-260 671-387-129 225-257 448-385 671z"><text:p/></draw:path><draw:path draw:style-name="gr6" draw:text-style-name="P76" svg:width="0.774cm" svg:height="0.39cm" svg:x="-0.001cm" svg:y="6.619cm" svg:viewBox="0 0 775 391" svg:d="M23 199c-5-34-11-67-16-99l-7-100c259 3 517 3 775 8-225 128-449 256-673 383z"><text:p/></draw:path><draw:path draw:style-name="gr6" draw:text-style-name="P76" svg:width="0.773cm" svg:height="0.401cm" svg:x="0.001cm" svg:y="6.23cm" svg:viewBox="0 0 774 402" svg:d="M29 183c13-32 24-64 37-94l44-89c222 135 444 266 664 402-259-4-517-9-774-13z"><text:p/></draw:path><draw:path draw:style-name="gr6" draw:text-style-name="P76" svg:width="0.391cm" svg:height="0.774cm" svg:x="0.397cm" svg:y="5.853cm" svg:viewBox="0 0 392 775" svg:d="M193 22c34-5 67-11 99-15l100-7c-6 260-7 517-15 775-125-226-251-451-377-675z"><text:p/></draw:path><draw:path draw:style-name="gr6" draw:text-style-name="P76" svg:width="0.395cm" svg:height="0.773cm" svg:x="0.776cm" svg:y="5.857cm" svg:viewBox="0 0 396 774" svg:d="M213 28c32 12 64 23 94 36l89 43c-133 223-262 446-396 667 3-259 5-517 8-774z"><text:p/></draw:path><draw:path draw:style-name="gr6" draw:text-style-name="P76" svg:width="0.669cm" svg:height="0.673cm" svg:x="0.777cm" svg:y="5.955cm" svg:viewBox="0 0 670 674" svg:d="M548 124c22 26 44 51 64 77l58 81c-226 130-446 263-670 392 127-226 254-451 381-674z"><text:p/></draw:path><draw:polygon draw:style-name="gr6" draw:text-style-name="P76" svg:width="0.787cm" svg:height="0.775cm" svg:x="0.005cm" svg:y="4.72cm" svg:viewBox="0 0 788 776" draw:points="774,0 788,776 542,741 326,634 158,469 44,258 0,14"><text:p/></draw:polygon><draw:polygon draw:style-name="gr7" draw:text-style-name="P77" svg:width="0.775cm" svg:height="0.675cm" svg:x="5.855cm" svg:y="2.122cm" svg:viewBox="0 0 776 676" draw:points="0,663 403,0 535,102 638,224 715,365 761,518 776,676"><text:p/></draw:polygon><draw:polygon draw:style-name="gr7" draw:text-style-name="P77" svg:width="0.774cm" svg:height="0.675cm" svg:x="5.077cm" svg:y="2.789cm" svg:viewBox="0 0 775 676" draw:points="775,12 375,676 242,575 138,453 61,312 16,158 0,0"><text:p/></draw:polygon><draw:polygon draw:style-name="gr7" draw:text-style-name="P77" svg:width="1.167cm" svg:height="0.773cm" svg:x="5.079cm" svg:y="4.713cm" svg:viewBox="0 0 1168 774" draw:points="776,0 1168,670 1078,714 981,749 880,769 776,774 531,735 318,626 150,458 39,245 0,0"><text:p/></draw:polygon><draw:polygon draw:style-name="gr7" draw:text-style-name="P77" svg:width="0.771cm" svg:height="1.347cm" svg:x="5.849cm" svg:y="4.033cm" svg:viewBox="0 0 772 1348" draw:points="0,677 382,0 466,56 545,122 612,200 669,288 759,519 772,758 710,987 582,1191 390,1348"><text:p/></draw:polygon><draw:polygon draw:style-name="gr7" draw:text-style-name="P77" svg:width="0.775cm" svg:height="0.671cm" svg:x="5.861cm" svg:y="6.619cm" svg:viewBox="0 0 776 672" draw:points="0,0 776,4 756,169 705,321 624,460 515,577 387,672"><text:p/></draw:polygon><draw:polygon draw:style-name="gr7" draw:text-style-name="P77" svg:width="0.774cm" svg:height="0.678cm" svg:x="5.089cm" svg:y="6.627cm" svg:viewBox="0 0 775 679" draw:points="775,17 370,679 239,576 135,455 59,312 14,159 0,0"><text:p/></draw:polygon><draw:polygon draw:style-name="gr7" draw:text-style-name="P77" svg:width="0.775cm" svg:height="0.67cm" svg:x="5.077cm" svg:y="5.962cm" svg:viewBox="0 0 776 671" draw:points="776,671 0,669 19,503 70,351 151,212 259,95 387,0"><text:p/></draw:polygon></draw:g><text:span text:style-name="T14"><text:tab/> <text:s text:c="3"/></text:span><text:span text:style-name="T14"><draw:frame draw:style-name="fr5" draw:name="Objet9" text:anchor-type="as-char" svg:width="0.82cm" svg:height="0.873cm" draw:z-index="35"><draw:object xlink:href="./Object 1" xlink:type="simple" xlink:show="embed" xlink:actuate="onLoad"/><draw:image xlink:href="./ObjectReplacements/Object 1" xlink:type="simple" xlink:show="embed" xlink:actuate="onLoad"/></draw:frame></text:span><text:span text:style-name="T16">=</text:span><text:span text:style-name="T14"><draw:frame draw:style-name="fr5" draw:name="Objet11" text:anchor-type="as-char" svg:width="0.82cm" svg:height="0.873cm" draw:z-index="3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31"/>
      <text:p text:style-name="P32"><text:span text:style-name="T14"><text:tab/> <text:s text:c="3"/></text:span><text:span text:style-name="T14"><draw:frame draw:style-name="fr5" draw:name="Objet12" text:anchor-type="as-char" svg:width="0.82cm" svg:height="0.873cm" draw:z-index="3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6">=</text:span><text:span text:style-name="T14"><draw:frame draw:style-name="fr5" draw:name="Objet13" text:anchor-type="as-char" svg:width="0.82cm" svg:height="0.873cm" draw:z-index="38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31"/>
      <text:p text:style-name="P32"><text:span text:style-name="T14"><text:tab/> <text:s text:c="3"/></text:span><text:span text:style-name="T14"><draw:frame draw:style-name="fr5" draw:name="Objet18" text:anchor-type="as-char" svg:width="0.82cm" svg:height="0.873cm" draw:z-index="3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6">=</text:span><text:span text:style-name="T14"><draw:frame draw:style-name="fr5" draw:name="Objet21" text:anchor-type="as-char" svg:width="0.82cm" svg:height="0.873cm" draw:z-index="4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31"/>
      <text:p text:style-name="P39"><text:span text:style-name="T14"><text:tab/> <text:s text:c="3"/></text:span><text:span text:style-name="T14"><draw:frame draw:style-name="fr5" draw:name="Objet26" text:anchor-type="as-char" svg:width="0.82cm" svg:height="0.873cm" draw:z-index="4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6">=</text:span><text:span text:style-name="T14"><draw:frame draw:style-name="fr5" draw:name="Objet27" text:anchor-type="as-char" svg:width="0.82cm" svg:height="0.873cm" draw:z-index="4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list xml:id="list162303241859271" text:continue-numbering="true" text:style-name="Num_5f_Exo">
        <text:list-item>
          <text:h text:style-name="P45" text:outline-level="1"> Place les points sur les axes gradués.</text:h>
        </text:list-item>
      </text:list>
      <text:list xml:id="list1233450647" text:style-name="liste_5f_abc">
        <text:list-item>
          <text:p text:style-name="P53"><text:span text:style-name="corps"><text:span text:style-name="T13"><text:s/></text:span></text:span><text:tab/>A<draw:frame draw:style-name="fr5" draw:name="Objet14" text:anchor-type="as-char" svg:width="0.815cm" svg:height="0.958cm" draw:z-index="43"><draw:object xlink:href="./Object 103" xlink:type="simple" xlink:show="embed" xlink:actuate="onLoad"/><draw:image xlink:href="./ObjectReplacements/Object 103" xlink:type="simple" xlink:show="embed" xlink:actuate="onLoad"/><svg:desc>formule</svg:desc></draw:frame><text:tab/>B<draw:frame draw:style-name="fr5" draw:name="Objet15" text:anchor-type="as-char" svg:width="0.815cm" svg:height="0.958cm" draw:z-index="44"><draw:object xlink:href="./Object 104" xlink:type="simple" xlink:show="embed" xlink:actuate="onLoad"/><draw:image xlink:href="./ObjectReplacements/Object 104" xlink:type="simple" xlink:show="embed" xlink:actuate="onLoad"/><svg:desc>formule</svg:desc></draw:frame><text:tab/>C<draw:frame draw:style-name="fr5" draw:name="Objet16" text:anchor-type="as-char" svg:width="0.838cm" svg:height="0.96cm" draw:z-index="45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</text:list-item>
      </text:list>
      <text:list xml:id="list3325935271" text:style-name="_5f_Numérotation_20_des_20_exercices_20_livrets">
        <text:list-item>
          <text:list>
            <text:list-header>
              <text:p text:style-name="P54"><draw:g text:anchor-type="paragraph" draw:z-index="9" draw:style-name="gr15"><draw:line draw:style-name="gr16" draw:text-style-name="P84" svg:x1="0.047cm" svg:y1="0.281cm" svg:x2="0.047cm" svg:y2="0.873cm"><text:p/></draw:line><draw:line draw:style-name="gr17" draw:text-style-name="P85" svg:x1="0.047cm" svg:y1="0.575cm" svg:x2="8.932cm" svg:y2="0.575cm"><text:p/></draw:line><draw:line draw:style-name="gr18" draw:text-style-name="P84" svg:x1="3.065cm" svg:y1="0.425cm" svg:x2="3.065cm" svg:y2="0.721cm"><text:p/></draw:line><draw:line draw:style-name="gr18" draw:text-style-name="P84" svg:x1="2.055cm" svg:y1="0.425cm" svg:x2="2.055cm" svg:y2="0.721cm"><text:p/></draw:line><draw:line draw:style-name="gr18" draw:text-style-name="P84" svg:x1="1.053cm" svg:y1="0.425cm" svg:x2="1.053cm" svg:y2="0.721cm"><text:p/></draw:line><draw:line draw:style-name="gr18" draw:text-style-name="P84" svg:x1="4.071cm" svg:y1="0.281cm" svg:x2="4.071cm" svg:y2="0.873cm"><text:p/></draw:line><draw:line draw:style-name="gr18" draw:text-style-name="P84" svg:x1="7.085cm" svg:y1="0.425cm" svg:x2="7.085cm" svg:y2="0.721cm"><text:p/></draw:line><draw:line draw:style-name="gr18" draw:text-style-name="P84" svg:x1="6.082cm" svg:y1="0.425cm" svg:x2="6.082cm" svg:y2="0.721cm"><text:p/></draw:line><draw:line draw:style-name="gr18" draw:text-style-name="P84" svg:x1="5.073cm" svg:y1="0.425cm" svg:x2="5.073cm" svg:y2="0.721cm"><text:p/></draw:line><draw:line draw:style-name="gr18" draw:text-style-name="P84" svg:x1="8.098cm" svg:y1="0.281cm" svg:x2="8.098cm" svg:y2="0.873cm"><text:p/></draw:line><draw:frame draw:style-name="gr19" draw:text-style-name="P87" svg:width="0.729cm" svg:height="0.72cm" svg:x="-0.333cm" svg:y="0.862cm"><draw:text-box><text:p text:style-name="P86"><text:span text:style-name="T28">0</text:span></text:p></draw:text-box></draw:frame><draw:frame draw:style-name="gr19" draw:text-style-name="P87" svg:width="0.729cm" svg:height="0.72cm" svg:x="3.729cm" svg:y="0.871cm"><draw:text-box><text:p text:style-name="P86"><text:span text:style-name="T28">1</text:span></text:p></draw:text-box></draw:frame><draw:frame draw:style-name="gr19" draw:text-style-name="P87" svg:width="0.729cm" svg:height="0.72cm" svg:x="7.753cm" svg:y="0.873cm"><draw:text-box><text:p text:style-name="P86"><text:span text:style-name="T28">2</text:span></text:p></draw:text-box></draw:frame></draw:g></text:p>
              <text:p text:style-name="P55"/>
            </text:list-header>
          </text:list>
        </text:list-item>
      </text:list>
      <text:list xml:id="list162303780462295" text:continue-list="list1233450647" text:style-name="liste_5f_abc">
        <text:list-item>
          <text:p text:style-name="P56"><text:tab/>D<draw:frame draw:style-name="fr5" draw:name="Objet10" text:anchor-type="as-char" svg:width="0.815cm" svg:height="0.958cm" draw:z-index="46"><draw:object xlink:href="./Object 106" xlink:type="simple" xlink:show="embed" xlink:actuate="onLoad"/><draw:image xlink:href="./ObjectReplacements/Object 106" xlink:type="simple" xlink:show="embed" xlink:actuate="onLoad"/><svg:desc>formule</svg:desc></draw:frame><text:tab/>E<draw:frame draw:style-name="fr5" draw:name="Objet20" text:anchor-type="as-char" svg:width="1.032cm" svg:height="0.958cm" draw:z-index="47"><draw:object xlink:href="./Object 107" xlink:type="simple" xlink:show="embed" xlink:actuate="onLoad"/><draw:image xlink:href="./ObjectReplacements/Object 107" xlink:type="simple" xlink:show="embed" xlink:actuate="onLoad"/><svg:desc>formule</svg:desc></draw:frame><text:tab/>F<draw:frame draw:style-name="fr5" draw:name="Objet22" text:anchor-type="as-char" svg:width="0.815cm" svg:height="0.958cm" draw:z-index="48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  </text:list-item>
      </text:list>
      <text:list xml:id="list162304498810563" text:continue-list="list3325935271" text:style-name="_5f_Numérotation_20_des_20_exercices_20_livrets">
        <text:list-item>
          <text:list>
            <text:list-header>
              <text:p text:style-name="P57"><draw:g text:anchor-type="paragraph" draw:z-index="8" draw:style-name="gr3"><draw:line draw:style-name="gr16" draw:text-style-name="P84" svg:x1="0.074cm" svg:y1="0.264cm" svg:x2="0.074cm" svg:y2="0.855cm"><text:p/></draw:line><draw:line draw:style-name="gr17" draw:text-style-name="P85" svg:x1="0.074cm" svg:y1="0.561cm" svg:x2="8.962cm" svg:y2="0.561cm"><text:p/></draw:line><draw:line draw:style-name="gr18" draw:text-style-name="P84" svg:x1="3.429cm" svg:y1="0.411cm" svg:x2="3.429cm" svg:y2="0.706cm"><text:p/></draw:line><draw:line draw:style-name="gr18" draw:text-style-name="P84" svg:x1="2.757cm" svg:y1="0.411cm" svg:x2="2.757cm" svg:y2="0.706cm"><text:p/></draw:line><draw:line draw:style-name="gr18" draw:text-style-name="P84" svg:x1="2.088cm" svg:y1="0.411cm" svg:x2="2.088cm" svg:y2="0.706cm"><text:p/></draw:line><draw:line draw:style-name="gr18" draw:text-style-name="P84" svg:x1="1.42cm" svg:y1="0.411cm" svg:x2="1.42cm" svg:y2="0.706cm"><text:p/></draw:line><draw:line draw:style-name="gr18" draw:text-style-name="P84" svg:x1="0.745cm" svg:y1="0.411cm" svg:x2="0.745cm" svg:y2="0.706cm"><text:p/></draw:line><draw:line draw:style-name="gr18" draw:text-style-name="P84" svg:x1="4.101cm" svg:y1="0.264cm" svg:x2="4.101cm" svg:y2="0.855cm"><text:p/></draw:line><draw:line draw:style-name="gr18" draw:text-style-name="P84" svg:x1="7.46cm" svg:y1="0.411cm" svg:x2="7.46cm" svg:y2="0.706cm"><text:p/></draw:line><draw:line draw:style-name="gr18" draw:text-style-name="P84" svg:x1="6.789cm" svg:y1="0.411cm" svg:x2="6.789cm" svg:y2="0.706cm"><text:p/></draw:line><draw:line draw:style-name="gr18" draw:text-style-name="P84" svg:x1="6.116cm" svg:y1="0.411cm" svg:x2="6.116cm" svg:y2="0.706cm"><text:p/></draw:line><draw:line draw:style-name="gr18" draw:text-style-name="P84" svg:x1="5.445cm" svg:y1="0.411cm" svg:x2="5.445cm" svg:y2="0.706cm"><text:p/></draw:line><draw:line draw:style-name="gr18" draw:text-style-name="P84" svg:x1="4.773cm" svg:y1="0.411cm" svg:x2="4.773cm" svg:y2="0.706cm"><text:p/></draw:line><draw:line draw:style-name="gr18" draw:text-style-name="P84" svg:x1="8.128cm" svg:y1="0.264cm" svg:x2="8.128cm" svg:y2="0.855cm"><text:p/></draw:line><draw:frame draw:style-name="gr20" draw:text-style-name="P87" svg:width="0.729cm" svg:height="0.664cm" svg:x="-0.302cm" svg:y="0.844cm"><draw:text-box><text:p text:style-name="P86"><text:span text:style-name="T28">0</text:span></text:p></draw:text-box></draw:frame><draw:frame draw:style-name="gr20" draw:text-style-name="P87" svg:width="0.729cm" svg:height="0.664cm" svg:x="3.764cm" svg:y="0.852cm"><draw:text-box><text:p text:style-name="P86"><text:span text:style-name="T28">1</text:span></text:p></draw:text-box></draw:frame><draw:frame draw:style-name="gr20" draw:text-style-name="P87" svg:width="0.729cm" svg:height="0.664cm" svg:x="7.787cm" svg:y="0.856cm"><draw:text-box><text:p text:style-name="P86"><text:span text:style-name="T28">2</text:span></text:p></draw:text-box></draw:frame></draw:g></text:p>
            </text:list-header>
          </text:list>
        </text:list-item>
      </text:list>
      <text:list xml:id="list162304885146035" text:continue-list="list162303780462295" text:style-name="liste_5f_abc">
        <text:list-item>
          <text:p text:style-name="P58"><text:tab/>G<draw:frame draw:style-name="fr5" draw:name="Objet23" text:anchor-type="as-char" svg:width="1.041cm" svg:height="0.958cm" draw:z-index="49"><draw:object xlink:href="./Object 109" xlink:type="simple" xlink:show="embed" xlink:actuate="onLoad"/><draw:image xlink:href="./ObjectReplacements/Object 109" xlink:type="simple" xlink:show="embed" xlink:actuate="onLoad"/><svg:desc>formule</svg:desc></draw:frame><text:tab/>H<draw:frame draw:style-name="fr5" draw:name="Objet24" text:anchor-type="as-char" svg:width="1.032cm" svg:height="0.958cm" draw:z-index="50"><draw:object xlink:href="./Object 110" xlink:type="simple" xlink:show="embed" xlink:actuate="onLoad"/><draw:image xlink:href="./ObjectReplacements/Object 110" xlink:type="simple" xlink:show="embed" xlink:actuate="onLoad"/><svg:desc>formule</svg:desc></draw:frame> <text:tab/>I<draw:frame draw:style-name="fr5" draw:name="Objet25" text:anchor-type="as-char" svg:width="1.032cm" svg:height="0.958cm" draw:z-index="51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  </text:list-item>
      </text:list>
      <text:p text:style-name="P40"><draw:g text:anchor-type="paragraph" draw:z-index="6" draw:style-name="gr3"><draw:line draw:style-name="gr16" draw:text-style-name="P84" svg:x1="0.149cm" svg:y1="0.301cm" svg:x2="0.149cm" svg:y2="0.893cm"><text:p/></draw:line><draw:line draw:style-name="gr17" draw:text-style-name="P85" svg:x1="0.149cm" svg:y1="0.598cm" svg:x2="9.034cm" svg:y2="0.598cm"><text:p/></draw:line><draw:line draw:style-name="gr18" draw:text-style-name="P84" svg:x1="3.84cm" svg:y1="0.448cm" svg:x2="3.84cm" svg:y2="0.744cm"><text:p/></draw:line><draw:line draw:style-name="gr18" draw:text-style-name="P84" svg:x1="3.503cm" svg:y1="0.448cm" svg:x2="3.503cm" svg:y2="0.744cm"><text:p/></draw:line><draw:line draw:style-name="gr18" draw:text-style-name="P84" svg:x1="3.167cm" svg:y1="0.448cm" svg:x2="3.167cm" svg:y2="0.744cm"><text:p/></draw:line><draw:line draw:style-name="gr18" draw:text-style-name="P84" svg:x1="2.831cm" svg:y1="0.448cm" svg:x2="2.831cm" svg:y2="0.744cm"><text:p/></draw:line><draw:line draw:style-name="gr18" draw:text-style-name="P84" svg:x1="2.502cm" svg:y1="0.448cm" svg:x2="2.502cm" svg:y2="0.744cm"><text:p/></draw:line><draw:line draw:style-name="gr18" draw:text-style-name="P84" svg:x1="2.159cm" svg:y1="0.448cm" svg:x2="2.159cm" svg:y2="0.744cm"><text:p/></draw:line><draw:line draw:style-name="gr18" draw:text-style-name="P84" svg:x1="1.829cm" svg:y1="0.448cm" svg:x2="1.829cm" svg:y2="0.744cm"><text:p/></draw:line><draw:line draw:style-name="gr18" draw:text-style-name="P84" svg:x1="1.494cm" svg:y1="0.448cm" svg:x2="1.494cm" svg:y2="0.744cm"><text:p/></draw:line><draw:line draw:style-name="gr18" draw:text-style-name="P84" svg:x1="1.157cm" svg:y1="0.448cm" svg:x2="1.157cm" svg:y2="0.744cm"><text:p/></draw:line><draw:line draw:style-name="gr18" draw:text-style-name="P84" svg:x1="0.814cm" svg:y1="0.448cm" svg:x2="0.814cm" svg:y2="0.744cm"><text:p/></draw:line><draw:line draw:style-name="gr18" draw:text-style-name="P84" svg:x1="0.485cm" svg:y1="0.448cm" svg:x2="0.485cm" svg:y2="0.744cm"><text:p/></draw:line><draw:line draw:style-name="gr18" draw:text-style-name="P84" svg:x1="4.175cm" svg:y1="0.301cm" svg:x2="4.175cm" svg:y2="0.893cm"><text:p/></draw:line><draw:line draw:style-name="gr18" draw:text-style-name="P84" svg:x1="7.859cm" svg:y1="0.448cm" svg:x2="7.859cm" svg:y2="0.744cm"><text:p/></draw:line><draw:line draw:style-name="gr18" draw:text-style-name="P84" svg:x1="7.53cm" svg:y1="0.448cm" svg:x2="7.53cm" svg:y2="0.744cm"><text:p/></draw:line><draw:line draw:style-name="gr18" draw:text-style-name="P84" svg:x1="7.186cm" svg:y1="0.448cm" svg:x2="7.186cm" svg:y2="0.744cm"><text:p/></draw:line><draw:line draw:style-name="gr18" draw:text-style-name="P84" svg:x1="6.858cm" svg:y1="0.448cm" svg:x2="6.858cm" svg:y2="0.744cm"><text:p/></draw:line><draw:line draw:style-name="gr18" draw:text-style-name="P84" svg:x1="6.521cm" svg:y1="0.448cm" svg:x2="6.521cm" svg:y2="0.744cm"><text:p/></draw:line><draw:line draw:style-name="gr18" draw:text-style-name="P84" svg:x1="6.186cm" svg:y1="0.448cm" svg:x2="6.186cm" svg:y2="0.744cm"><text:p/></draw:line><draw:line draw:style-name="gr18" draw:text-style-name="P84" svg:x1="5.856cm" svg:y1="0.448cm" svg:x2="5.856cm" svg:y2="0.744cm"><text:p/></draw:line><draw:line draw:style-name="gr18" draw:text-style-name="P84" svg:x1="5.513cm" svg:y1="0.448cm" svg:x2="5.513cm" svg:y2="0.744cm"><text:p/></draw:line><draw:line draw:style-name="gr18" draw:text-style-name="P84" svg:x1="5.177cm" svg:y1="0.448cm" svg:x2="5.177cm" svg:y2="0.744cm"><text:p/></draw:line><draw:line draw:style-name="gr18" draw:text-style-name="P84" svg:x1="4.847cm" svg:y1="0.448cm" svg:x2="4.847cm" svg:y2="0.744cm"><text:p/></draw:line><draw:line draw:style-name="gr18" draw:text-style-name="P84" svg:x1="4.512cm" svg:y1="0.448cm" svg:x2="4.512cm" svg:y2="0.744cm"><text:p/></draw:line><draw:line draw:style-name="gr18" draw:text-style-name="P84" svg:x1="8.202cm" svg:y1="0.301cm" svg:x2="8.202cm" svg:y2="0.893cm"><text:p/></draw:line><draw:frame draw:style-name="gr21" draw:text-style-name="P87" svg:width="0.712cm" svg:height="0.72cm" svg:x="-0.228cm" svg:y="0.882cm"><draw:text-box><text:p text:style-name="P86"><text:span text:style-name="T29">0</text:span></text:p></draw:text-box></draw:frame><draw:frame draw:style-name="gr21" draw:text-style-name="P87" svg:width="0.712cm" svg:height="0.72cm" svg:x="3.834cm" svg:y="0.891cm"><draw:text-box><text:p text:style-name="P86"><text:span text:style-name="T29">1</text:span></text:p></draw:text-box></draw:frame><draw:frame draw:style-name="gr21" draw:text-style-name="P87" svg:width="0.712cm" svg:height="0.72cm" svg:x="7.858cm" svg:y="0.895cm"><draw:text-box><text:p text:style-name="P86"><text:span text:style-name="T29">2</text:span></text:p></draw:text-box></draw:frame></draw:g></text:p>
      <text:list xml:id="list162304537867965" text:continue-numbering="true" text:style-name="liste_5f_abc">
        <text:list-item>
          <text:p text:style-name="P60">Quels sont les points situés à la même abscisse ?</text:p>
        </text:list-item>
      </text:list>
      <text:p text:style-name="P37"><text:span text:style-name="_5f_pointillés_20_gris"><text:span text:style-name="T22"><text:tab/></text:span></text:span></text:p>
      <text:list xml:id="list162304580820758" text:continue-numbering="true" text:style-name="liste_5f_abc">
        <text:list-item>
          <text:p text:style-name="P59"><text:span text:style-name="_5f_pointillés_20_gris"><text:span text:style-name="T20">Quelles égalités de fractions peux-tu écrire ?</text:span></text:span></text:p>
        </text:list-item>
      </text:list>
      <text:p text:style-name="P34"><text:span text:style-name="_5f_pointillés_20_gris"><text:span text:style-name="T21"><text:tab/></text:span></text:span></text:p>
      <text:list xml:id="list162305074544640" text:continue-list="list162303241859271" text:style-name="Num_5f_Exo">
        <text:list-item>
          <text:h text:style-name="P46" text:outline-level="1"><text:span text:style-name="T17"> Complète par le symbole </text:span><text:span text:style-name="_5f_Symbole">=</text:span><text:span text:style-name="T17"> ou </text:span><text:span text:style-name="T18">≠</text:span><text:span text:style-name="T15">.</text:span></text:h>
        </text:list-item>
      </text:list>
      <text:section text:style-name="Sect3" text:name="Section5">
        <text:list xml:id="list162304053822032" text:continue-list="list162304580820758" text:style-name="liste_5f_abc">
          <text:list-item text:start-value="1">
            <text:p text:style-name="P61"><draw:frame draw:style-name="fr5" draw:name="Objet160" text:anchor-type="as-char" svg:width="0.995cm" svg:height="0.873cm" draw:z-index="52"><draw:object xlink:href="./Object 9" xlink:type="simple" xlink:show="embed" xlink:actuate="onLoad"/><draw:image xlink:href="./ObjectReplacements/Object 9" xlink:type="simple" xlink:show="embed" xlink:actuate="onLoad"/></draw:frame><text:span text:style-name="T19">.....</text:span><text:span text:style-name="T15"><draw:frame draw:style-name="fr5" draw:name="Objet161" text:anchor-type="as-char" svg:width="0.497cm" svg:height="0.873cm" draw:z-index="53"><draw:object xlink:href="./Object 10" xlink:type="simple" xlink:show="embed" xlink:actuate="onLoad"/><draw:image xlink:href="./ObjectReplacements/Object 10" xlink:type="simple" xlink:show="embed" xlink:actuate="onLoad"/></draw:frame></text:span></text:p>
          </text:list-item>
          <text:list-item>
            <text:p text:style-name="P61"><text:span text:style-name="T15"><draw:frame draw:style-name="fr5" draw:name="Objet162" text:anchor-type="as-char" svg:width="1.05cm" svg:height="0.873cm" draw:z-index="55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.....</text:span><text:span text:style-name="T15"><draw:frame draw:style-name="fr5" draw:name="Objet163" text:anchor-type="as-char" svg:width="0.497cm" svg:height="0.873cm" draw:z-index="56"><draw:object xlink:href="./Object 12" xlink:type="simple" xlink:show="embed" xlink:actuate="onLoad"/><draw:image xlink:href="./ObjectReplacements/Object 12" xlink:type="simple" xlink:show="embed" xlink:actuate="onLoad"/></draw:frame></text:span></text:p>
          </text:list-item>
          <text:list-item>
            <text:p text:style-name="P61"><text:span text:style-name="T15"><draw:frame draw:style-name="fr5" draw:name="Objet178" text:anchor-type="as-char" svg:width="1.05cm" svg:height="0.873cm" draw:z-index="57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.....</text:span><text:span text:style-name="T15"><draw:frame draw:style-name="fr5" draw:name="Objet179" text:anchor-type="as-char" svg:width="0.497cm" svg:height="0.873cm" draw:z-index="58"><draw:object xlink:href="./Object 14" xlink:type="simple" xlink:show="embed" xlink:actuate="onLoad"/><draw:image xlink:href="./ObjectReplacements/Object 14" xlink:type="simple" xlink:show="embed" xlink:actuate="onLoad"/></draw:frame></text:span></text:p>
          </text:list-item>
          <text:list-item>
            <text:p text:style-name="P61"><text:span text:style-name="T15"><draw:frame draw:style-name="fr5" draw:name="Objet173" text:anchor-type="as-char" svg:width="0.619cm" svg:height="0.873cm" draw:z-index="59"><draw:object xlink:href="./Object 15" xlink:type="simple" xlink:show="embed" xlink:actuate="onLoad"/><draw:image xlink:href="./ObjectReplacements/Object 15" xlink:type="simple" xlink:show="embed" xlink:actuate="onLoad"/></draw:frame></text:span><text:span text:style-name="T19">.....</text:span><text:span text:style-name="T15"><draw:frame draw:style-name="fr5" draw:name="Objet174" text:anchor-type="as-char" svg:width="0.497cm" svg:height="0.873cm" draw:z-index="60"><draw:object xlink:href="./Object 16" xlink:type="simple" xlink:show="embed" xlink:actuate="onLoad"/><draw:image xlink:href="./ObjectReplacements/Object 16" xlink:type="simple" xlink:show="embed" xlink:actuate="onLoad"/></draw:frame></text:span></text:p>
          </text:list-item>
          <text:list-item>
            <text:p text:style-name="P61"><text:span text:style-name="T15"><draw:frame draw:style-name="fr5" draw:name="Objet164" text:anchor-type="as-char" svg:width="0.393cm" svg:height="0.873cm" draw:z-index="61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.....</text:span><text:span text:style-name="T15"><draw:frame draw:style-name="fr5" draw:name="Objet172" text:anchor-type="as-char" svg:width="0.497cm" svg:height="0.873cm" draw:z-index="62"><draw:object xlink:href="./Object 18" xlink:type="simple" xlink:show="embed" xlink:actuate="onLoad"/><draw:image xlink:href="./ObjectReplacements/Object 18" xlink:type="simple" xlink:show="embed" xlink:actuate="onLoad"/></draw:frame></text:span></text:p>
          </text:list-item>
          <text:list-item>
            <text:p text:style-name="P61"><draw:frame draw:style-name="fr5" draw:name="Objet175" text:anchor-type="as-char" svg:width="0.393cm" svg:height="0.873cm" draw:z-index="63"><draw:object xlink:href="./Object 19" xlink:type="simple" xlink:show="embed" xlink:actuate="onLoad"/><draw:image xlink:href="./ObjectReplacements/Object 19" xlink:type="simple" xlink:show="embed" xlink:actuate="onLoad"/></draw:frame><text:span text:style-name="T19">.....</text:span><text:span text:style-name="T15"> 4,5</text:span></text:p>
          </text:list-item>
          <text:list-item>
            <text:p text:style-name="P61"><text:span text:style-name="T15"><draw:frame draw:style-name="fr5" draw:name="Objet176" text:anchor-type="as-char" svg:width="0.393cm" svg:height="0.873cm" draw:z-index="64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.....</text:span><text:span text:style-name="T15"><draw:frame draw:style-name="fr5" draw:name="Objet177" text:anchor-type="as-char" svg:width="0.721cm" svg:height="0.873cm" draw:z-index="65"><draw:object xlink:href="./Object 21" xlink:type="simple" xlink:show="embed" xlink:actuate="onLoad"/><draw:image xlink:href="./ObjectReplacements/Object 21" xlink:type="simple" xlink:show="embed" xlink:actuate="onLoad"/></draw:frame></text:span></text:p>
          </text:list-item>
          <text:list-item>
            <text:p text:style-name="P61"><text:span text:style-name="T15"><draw:frame draw:style-name="fr5" draw:name="Objet180" text:anchor-type="as-char" svg:width="0.393cm" svg:height="0.873cm" draw:z-index="66"><draw:object xlink:href="./Object 22" xlink:type="simple" xlink:show="embed" xlink:actuate="onLoad"/><draw:image xlink:href="./ObjectReplacements/Object 22" xlink:type="simple" xlink:show="embed" xlink:actuate="onLoad"/></draw:frame></text:span><text:span text:style-name="T19">.....</text:span><text:span text:style-name="T15"><draw:frame draw:style-name="fr5" draw:name="Objet190" text:anchor-type="as-char" svg:width="0.721cm" svg:height="0.873cm" draw:z-index="67"><draw:object xlink:href="./Object 23" xlink:type="simple" xlink:show="embed" xlink:actuate="onLoad"/><draw:image xlink:href="./ObjectReplacements/Object 23" xlink:type="simple" xlink:show="embed" xlink:actuate="onLoad"/></draw:frame></text:span></text:p>
          </text:list-item>
          <text:list-item>
            <text:p text:style-name="P61"><text:span text:style-name="T15">4 </text:span><text:span text:style-name="T19">.....</text:span><text:span text:style-name="T15"><draw:frame draw:style-name="fr6" draw:name="Objet191" text:anchor-type="as-char" svg:y="-0.469cm" svg:width="0.721cm" svg:height="0.873cm" draw:z-index="68"><draw:object xlink:href="./Object 24" xlink:type="simple" xlink:show="embed" xlink:actuate="onLoad"/><draw:image xlink:href="./ObjectReplacements/Object 24" xlink:type="simple" xlink:show="embed" xlink:actuate="onLoad"/></draw:frame></text:span></text:p>
          </text:list-item>
        </text:list>
      </text:section>
      <text:list xml:id="list162304730199164" text:continue-list="list162305074544640" text:style-name="Num_5f_Exo">
        <text:list-item>
          <text:h text:style-name="P47" text:outline-level="1"> Complète.</text:h>
        </text:list-item>
      </text:list>
      <text:section text:style-name="Sect4" text:name="Section1">
        <text:list xml:id="list162303352557273" text:continue-list="list162304053822032" text:style-name="liste_5f_abc">
          <text:list-item text:start-value="1">
            <text:p text:style-name="P62"><draw:frame draw:style-name="fr5" draw:name="Objet54" text:anchor-type="as-char" svg:width="0.393cm" svg:height="0.873cm" draw:z-index="69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_5f_Symbole">=</text:span><draw:frame draw:style-name="fr5" draw:name="Objet55" text:anchor-type="as-char" svg:width="0.82cm" svg:height="0.873cm" draw:z-index="70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ext:list-item>
          <text:list-item>
            <text:p text:style-name="P63"><draw:frame draw:style-name="fr5" draw:name="Objet56" text:anchor-type="as-char" svg:width="0.393cm" svg:height="0.873cm" draw:z-index="71"><draw:object xlink:href="./Object 58" xlink:type="simple" xlink:show="embed" xlink:actuate="onLoad"/><draw:image xlink:href="./ObjectReplacements/Object 58" xlink:type="simple" xlink:show="embed" xlink:actuate="onLoad"/><svg:desc>formule</svg:desc></draw:frame><text:span text:style-name="_5f_Symbole">=</text:span><draw:frame draw:style-name="fr5" draw:name="Objet67" text:anchor-type="as-char" svg:width="0.82cm" svg:height="0.873cm" draw:z-index="72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ext:list-item>
          <text:list-item>
            <text:p text:style-name="P63"><draw:frame draw:style-name="fr5" draw:name="Objet72" text:anchor-type="as-char" svg:width="0.393cm" svg:height="0.873cm" draw:z-index="73"><draw:object xlink:href="./Object 60" xlink:type="simple" xlink:show="embed" xlink:actuate="onLoad"/><draw:image xlink:href="./ObjectReplacements/Object 60" xlink:type="simple" xlink:show="embed" xlink:actuate="onLoad"/><svg:desc>formule</svg:desc></draw:frame><text:span text:style-name="_5f_Symbole">=</text:span><draw:frame draw:style-name="fr5" draw:name="Objet73" text:anchor-type="as-char" svg:width="0.82cm" svg:height="0.873cm" draw:z-index="74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ext:list-item>
          <text:list-item>
            <text:p text:style-name="P63"><draw:frame draw:style-name="fr5" draw:name="Objet74" text:anchor-type="as-char" svg:width="0.393cm" svg:height="0.873cm" draw:z-index="76"><draw:object xlink:href="./Object 62" xlink:type="simple" xlink:show="embed" xlink:actuate="onLoad"/><draw:image xlink:href="./ObjectReplacements/Object 62" xlink:type="simple" xlink:show="embed" xlink:actuate="onLoad"/><svg:desc>formule</svg:desc></draw:frame><text:span text:style-name="_5f_Symbole">=</text:span><draw:frame draw:style-name="fr5" draw:name="Objet75" text:anchor-type="as-char" svg:width="0.82cm" svg:height="0.873cm" draw:z-index="78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ext:list-item>
          <text:list-item>
            <text:p text:style-name="P63"><draw:frame draw:style-name="fr5" draw:name="Objet76" text:anchor-type="as-char" svg:width="0.393cm" svg:height="0.873cm" draw:z-index="79"><draw:object xlink:href="./Object 64" xlink:type="simple" xlink:show="embed" xlink:actuate="onLoad"/><draw:image xlink:href="./ObjectReplacements/Object 64" xlink:type="simple" xlink:show="embed" xlink:actuate="onLoad"/><svg:desc>formule</svg:desc></draw:frame><text:span text:style-name="_5f_Symbole">=</text:span><draw:frame draw:style-name="fr5" draw:name="Objet77" text:anchor-type="as-char" svg:width="0.82cm" svg:height="0.873cm" draw:z-index="80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ext:list-item>
          <text:list-item>
            <text:p text:style-name="P63"><draw:frame draw:style-name="fr5" draw:name="Objet78" text:anchor-type="as-char" svg:width="0.393cm" svg:height="0.873cm" draw:z-index="81"><draw:object xlink:href="./Object 66" xlink:type="simple" xlink:show="embed" xlink:actuate="onLoad"/><draw:image xlink:href="./ObjectReplacements/Object 66" xlink:type="simple" xlink:show="embed" xlink:actuate="onLoad"/><svg:desc>formule</svg:desc></draw:frame><text:span text:style-name="_5f_Symbole">=</text:span><draw:frame draw:style-name="fr5" draw:name="Objet79" text:anchor-type="as-char" svg:width="0.82cm" svg:height="0.873cm" draw:z-index="82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ext:list-item>
          <text:list-item>
            <text:p text:style-name="P63">7 <text:span text:style-name="_5f_Symbole">=</text:span><draw:frame draw:style-name="fr5" draw:name="Objet80" text:anchor-type="as-char" svg:width="0.497cm" svg:height="0.873cm" draw:z-index="83"><draw:object xlink:href="./Object 68" xlink:type="simple" xlink:show="embed" xlink:actuate="onLoad"/><draw:image xlink:href="./ObjectReplacements/Object 68" xlink:type="simple" xlink:show="embed" xlink:actuate="onLoad"/><svg:desc>formule</svg:desc></draw:frame><text:span text:style-name="_5f_Symbole">=</text:span><draw:frame draw:style-name="fr5" draw:name="Objet81" text:anchor-type="as-char" svg:width="0.82cm" svg:height="0.873cm" draw:z-index="84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ext:list-item>
          <text:list-item>
            <text:p text:style-name="P63">3 <text:span text:style-name="_5f_Symbole">=</text:span><draw:frame draw:style-name="fr5" draw:name="Objet82" text:anchor-type="as-char" svg:width="0.497cm" svg:height="0.873cm" draw:z-index="85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_5f_Symbole">=</text:span><draw:frame draw:style-name="fr5" draw:name="Objet83" text:anchor-type="as-char" svg:width="0.82cm" svg:height="0.873cm" draw:z-index="86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ext:list-item>
          <text:list-item>
            <text:p text:style-name="P63">6 <text:span text:style-name="_5f_Symbole">=</text:span><draw:frame draw:style-name="fr5" draw:name="Objet71" text:anchor-type="as-char" svg:width="0.82cm" svg:height="0.873cm" draw:z-index="87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ext:list-item>
        </text:list>
      </text:section>
      <text:list xml:id="list162304710003240" text:continue-list="list162304730199164" text:style-name="Num_5f_Exo">
        <text:list-item>
          <text:h text:style-name="P48" text:outline-level="1"> Range les fractions suivantes dans le tableau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column table:style-name="Tableau1.C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29"><draw:frame draw:style-name="fr5" draw:name="Objet1" text:anchor-type="as-char" svg:width="0.721cm" svg:height="0.873cm" draw:z-index="89"><draw:object xlink:href="./Object 25" xlink:type="simple" xlink:show="embed" xlink:actuate="onLoad"/><draw:image xlink:href="./ObjectReplacements/Object 25" xlink:type="simple" xlink:show="embed" xlink:actuate="onLoad"/></draw:frame></text:p>
            </table:table-cell>
            <table:table-cell table:style-name="Tableau1.A1" office:value-type="string">
              <text:p text:style-name="P29"><draw:frame draw:style-name="fr5" draw:name="Objet2" text:anchor-type="as-char" svg:width="0.497cm" svg:height="0.873cm" draw:z-index="90"><draw:object xlink:href="./Object 26" xlink:type="simple" xlink:show="embed" xlink:actuate="onLoad"/><draw:image xlink:href="./ObjectReplacements/Object 26" xlink:type="simple" xlink:show="embed" xlink:actuate="onLoad"/></draw:frame></text:p>
            </table:table-cell>
            <table:table-cell table:style-name="Tableau1.A1" office:value-type="string">
              <text:p text:style-name="P29"><draw:frame draw:style-name="fr5" draw:name="Objet3" text:anchor-type="as-char" svg:width="0.721cm" svg:height="0.873cm" draw:z-index="91"><draw:object xlink:href="./Object 27" xlink:type="simple" xlink:show="embed" xlink:actuate="onLoad"/><draw:image xlink:href="./ObjectReplacements/Object 27" xlink:type="simple" xlink:show="embed" xlink:actuate="onLoad"/></draw:frame></text:p>
            </table:table-cell>
            <table:table-cell table:style-name="Tableau1.A1" office:value-type="string">
              <text:p text:style-name="P29"><draw:frame draw:style-name="fr5" draw:name="Objet4" text:anchor-type="as-char" svg:width="0.721cm" svg:height="0.873cm" draw:z-index="92"><draw:object xlink:href="./Object 28" xlink:type="simple" xlink:show="embed" xlink:actuate="onLoad"/><draw:image xlink:href="./ObjectReplacements/Object 28" xlink:type="simple" xlink:show="embed" xlink:actuate="onLoad"/></draw:frame></text:p>
            </table:table-cell>
            <table:table-cell table:style-name="Tableau1.A1" office:value-type="string">
              <text:p text:style-name="P29"><draw:frame draw:style-name="fr5" draw:name="Objet5" text:anchor-type="as-char" svg:width="0.721cm" svg:height="0.873cm" draw:z-index="93"><draw:object xlink:href="./Object 29" xlink:type="simple" xlink:show="embed" xlink:actuate="onLoad"/><draw:image xlink:href="./ObjectReplacements/Object 29" xlink:type="simple" xlink:show="embed" xlink:actuate="onLoad"/></draw:frame></text:p>
            </table:table-cell>
            <table:table-cell table:style-name="Tableau1.A1" office:value-type="string">
              <text:p text:style-name="P29"><draw:frame draw:style-name="fr5" draw:name="Objet6" text:anchor-type="as-char" svg:width="0.497cm" svg:height="0.873cm" draw:z-index="0"><draw:object xlink:href="./Object 30" xlink:type="simple" xlink:show="embed" xlink:actuate="onLoad"/><draw:image xlink:href="./ObjectReplacements/Object 30" xlink:type="simple" xlink:show="embed" xlink:actuate="onLoad"/></draw:frame></text:p>
            </table:table-cell>
            <table:table-cell table:style-name="Tableau1.A1" office:value-type="string">
              <text:p text:style-name="P29"><draw:frame draw:style-name="fr5" draw:name="Objet7" text:anchor-type="as-char" svg:width="0.721cm" svg:height="0.873cm" draw:z-index="94"><draw:object xlink:href="./Object 31" xlink:type="simple" xlink:show="embed" xlink:actuate="onLoad"/><draw:image xlink:href="./ObjectReplacements/Object 31" xlink:type="simple" xlink:show="embed" xlink:actuate="onLoad"/></draw:frame></text:p>
            </table:table-cell>
            <table:table-cell table:style-name="Tableau1.A1" office:value-type="string">
              <text:p text:style-name="P29"><draw:frame draw:style-name="fr5" draw:name="Objet8" text:anchor-type="as-char" svg:width="0.721cm" svg:height="0.873cm" draw:z-index="95"><draw:object xlink:href="./Object 32" xlink:type="simple" xlink:show="embed" xlink:actuate="onLoad"/><draw:image xlink:href="./ObjectReplacements/Object 32" xlink:type="simple" xlink:show="embed" xlink:actuate="onLoad"/></draw:frame></text:p>
            </table:table-cell>
          </table:table-row>
        </table:table-header-rows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2">Fractions <text:line-break/>égales à <draw:frame draw:style-name="fr5" draw:name="Objet118" text:anchor-type="as-char" svg:width="0.282cm" svg:height="0.792cm" draw:z-index="96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2.B1" office:value-type="string">
            <text:p text:style-name="P30"/>
          </table:table-cell>
        </table:table-row>
        <table:table-row table:style-name="Tableau2.1">
          <table:table-cell table:style-name="Tableau2.A2" office:value-type="string">
            <text:p text:style-name="P43">Fractions <text:line-break/>égales à <draw:frame draw:style-name="fr5" draw:name="Objet28" text:anchor-type="as-char" svg:width="0.289cm" svg:height="0.792cm" draw:z-index="97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</table:table-cell>
          <table:table-cell table:style-name="Tableau2.B2" office:value-type="string">
            <text:p text:style-name="P30"/>
          </table:table-cell>
        </table:table-row>
        <table:table-row table:style-name="Tableau2.1">
          <table:table-cell table:style-name="Tableau2.A2" office:value-type="string">
            <text:p text:style-name="P43">Fractions <text:line-break/>égales à <draw:frame draw:style-name="fr5" draw:name="Objet29" text:anchor-type="as-char" svg:width="0.286cm" svg:height="0.792cm" draw:z-index="98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  <table:table-cell table:style-name="Tableau2.B3" office:value-type="string">
            <text:p text:style-name="P30"/>
          </table:table-cell>
        </table:table-row>
      </table:table>
      <text:list xml:id="list162304093189943" text:continue-numbering="true" text:style-name="Num_5f_Exo">
        <text:list-item>
          <text:h text:style-name="P50" text:outline-level="1"> <text:span text:style-name="T24">Colorie d’une même couleur les </text:span><text:span text:style-name="T25">cases contenant des nombres égaux.</text:span></text:h>
        </text:list-item>
      </text:list>
      <table:table table:name="Tableau3" table:style-name="Tableau3">
        <table:table-column table:style-name="Tableau3.A" table:number-columns-repeated="5"/>
        <table:table-row table:style-name="Tableau3.1">
          <table:table-cell table:style-name="Tableau3.A1" office:value-type="string">
            <text:p text:style-name="P41"><draw:frame draw:style-name="fr5" draw:name="Objet68" text:anchor-type="as-char" svg:width="0.466cm" svg:height="0.792cm" draw:z-index="9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au3.A1" office:value-type="string">
            <text:p text:style-name="P41"><draw:frame draw:style-name="fr5" draw:name="Objet69" text:anchor-type="as-char" svg:width="0.669cm" svg:height="0.792cm" draw:z-index="77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au3.A1" office:value-type="string">
            <text:p text:style-name="P41"><draw:frame draw:style-name="fr5" draw:name="Objet104" text:anchor-type="as-char" svg:width="0.669cm" svg:height="0.792cm" draw:z-index="54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au3.A1" office:value-type="string">
            <text:p text:style-name="P41"><draw:frame draw:style-name="fr5" draw:name="Objet105" text:anchor-type="as-char" svg:width="0.669cm" svg:height="0.792cm" draw:z-index="100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au3.E1" office:value-type="string">
            <text:p text:style-name="P41"><draw:frame draw:style-name="fr5" draw:name="Objet106" text:anchor-type="as-char" svg:width="0.466cm" svg:height="0.792cm" draw:z-index="101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 table:style-name="Tableau3.1">
          <table:table-cell table:style-name="Tableau3.A2" office:value-type="string">
            <text:p text:style-name="P41"><draw:frame draw:style-name="fr5" draw:name="Objet151" text:anchor-type="as-char" svg:width="0.466cm" svg:height="0.792cm" draw:z-index="88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3.A2" office:value-type="string">
            <text:p text:style-name="P41"><draw:frame draw:style-name="fr5" draw:name="Objet152" text:anchor-type="as-char" svg:width="0.466cm" svg:height="0.792cm" draw:z-index="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3.A2" office:value-type="string">
            <text:p text:style-name="P41"><draw:frame draw:style-name="fr5" draw:name="Objet153" text:anchor-type="as-char" svg:width="0.669cm" svg:height="0.792cm" draw:z-index="75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3.A2" office:value-type="string">
            <text:p text:style-name="P41"><draw:frame draw:style-name="fr5" draw:name="Objet154" text:anchor-type="as-char" svg:width="0.669cm" svg:height="0.792cm" draw:z-index="25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au3.E2" office:value-type="string">
            <text:p text:style-name="P41"><draw:frame draw:style-name="fr5" draw:name="Objet155" text:anchor-type="as-char" svg:width="0.669cm" svg:height="0.792cm" draw:z-index="26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 table:style-name="Tableau3.1">
          <table:table-cell table:style-name="Tableau3.A2" office:value-type="string">
            <text:p text:style-name="P41"><draw:frame draw:style-name="fr5" draw:name="Objet156" text:anchor-type="as-char" svg:width="0.669cm" svg:height="0.792cm" draw:z-index="32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au3.A2" office:value-type="string">
            <text:p text:style-name="P41"><draw:frame draw:style-name="fr5" draw:name="Objet157" text:anchor-type="as-char" svg:width="0.466cm" svg:height="0.792cm" draw:z-index="4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au3.A2" office:value-type="string">
            <text:p text:style-name="P41"><draw:frame draw:style-name="fr5" draw:name="Objet158" text:anchor-type="as-char" svg:width="0.466cm" svg:height="0.792cm" draw:z-index="22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au3.A2" office:value-type="string">
            <text:p text:style-name="P41"><draw:frame draw:style-name="fr5" draw:name="Objet159" text:anchor-type="as-char" svg:width="0.466cm" svg:height="0.792cm" draw:z-index="20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au3.E2" office:value-type="string">
            <text:p text:style-name="P41">9</text:p>
          </table:table-cell>
        </table:table-row>
      </table:table>
      <text:list xml:id="list162304418666081" text:continue-numbering="true" text:style-name="Num_5f_Exo">
        <text:list-item>
          <text:h text:style-name="P49" text:outline-level="1"> Luc a reçu une boîte de bonbons. Il en a mangé les <draw:frame draw:style-name="fr5" draw:name="Objet122" text:anchor-type="as-char" svg:width="0.295cm" svg:height="0.873cm" draw:z-index="18"><draw:object xlink:href="./Object 112" xlink:type="simple" xlink:show="embed" xlink:actuate="onLoad"/><draw:image xlink:href="./ObjectReplacements/Object 112" xlink:type="simple" xlink:show="embed" xlink:actuate="onLoad"/></draw:frame>, il en a donné les <draw:frame draw:style-name="fr5" draw:name="Objet123" text:anchor-type="as-char" svg:width="0.519cm" svg:height="0.873cm" draw:z-index="7"><draw:object xlink:href="./Object 113" xlink:type="simple" xlink:show="embed" xlink:actuate="onLoad"/><draw:image xlink:href="./ObjectReplacements/Object 113" xlink:type="simple" xlink:show="embed" xlink:actuate="onLoad"/></draw:frame><text:s/>à Tom et les <draw:frame draw:style-name="fr5" draw:name="Objet124" text:anchor-type="as-char" svg:width="0.519cm" svg:height="0.873cm" draw:z-index="15"><draw:object xlink:href="./Object 114" xlink:type="simple" xlink:show="embed" xlink:actuate="onLoad"/><draw:image xlink:href="./ObjectReplacements/Object 114" xlink:type="simple" xlink:show="embed" xlink:actuate="onLoad"/></draw:frame><text:s/>à Nadia. <text:span text:style-name="T23">Montre qu’ils ont eu la même part.</text:span></text:h>
        </text:list-item>
      </text:list>
      <text:list xml:id="list162304039749220" text:continue-list="list162304498810563" text:style-name="_5f_Numérotation_20_des_20_exercices_20_livrets">
        <text:list-item>
          <text:list>
            <text:list-header>
              <text:p text:style-name="P51"><text:span text:style-name="_5f_pointillés_20_gris"><text:tab/></text:span></text:p>
              <text:p text:style-name="P52"><text:span text:style-name="_5f_pointillés_20_gris"><text:tab/></text:span></text:p>
            </text:list-header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Lucida Sans2" svg:font-family="'Lucida Sans'" style:font-pitch="variable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pitch="variable" style:font-charset="x-symbol"/>
    <style:font-face style:name="SimSun3" svg:font-family="SimSun" style:font-pitch="variable" style:font-charset="x-symbol"/>
    <style:font-face style:name="Lucida Sans1" svg:font-family="'Lucida Sans'" style:font-family-generic="system" style:font-pitch="variable" style:font-charset="x-symbol"/>
    <style:font-face style:name="SimSun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4" svg:font-family="'Lucida Sans'" style:font-pitch="variable"/>
    <style:font-face style:name="Lucida Sans Unicode" svg:font-family="'Lucida Sans Unicode'" style:font-pitch="variable"/>
    <style:font-face style:name="OpenSymbol" svg:font-family="OpenSymbol" style:font-pitch="variable"/>
    <style:font-face style:name="SimSun2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3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4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4" style:font-size-asian="12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1cm" style:writing-mode="lr-tb"/>
      <style:text-properties style:use-window-font-color="true" style:font-name="Times New Roman" fo:font-size="12pt" fo:language="fr" fo:country="FR" style:letter-kerning="true" style:font-name-asian="SimSun4" style:font-size-asian="12pt" style:language-asian="zh" style:country-asian="CN" style:font-name-complex="Lucida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1" style:display-name="Enonce_Niv1" style:family="text">
      <style:text-properties fo:color="#ffffff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Zeichenformat" style:family="text"/>
    <style:style style:name="_5f_Titre_20_d_27_exercice" style:display-name="_Titre d'exercice" style:family="text">
      <style:text-properties fo:color="#52cc00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style:font-name="Bitstream Vera Sans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/>
    <style:style style:name="MP2" style:family="paragraph" style:parent-style-name="_5f_Pied_20_de_20_page">
      <style:paragraph-properties fo:text-align="end" style:justify-single-word="false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_5f_Pied_20_de_20_page" style:list-style-name="">
      <style:paragraph-properties fo:text-align="end" style:justify-single-word="false"/>
    </style:style>
    <style:style style:name="MP6" style:family="paragraph" style:parent-style-name="Header">
      <style:text-properties fo:font-size="14pt" style:font-size-asian="14pt" style:font-size-complex="14pt"/>
    </style:style>
    <style:style style:name="MP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8" style:family="paragraph" style:parent-style-name="Standard">
      <style:text-properties fo:font-size="2pt" style:font-size-asian="2pt" style:font-size-complex="2pt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style:text-properties fo:font-size="3pt" style:font-size-asian="4pt" style:font-size-complex="4pt"/>
    </style:style>
    <style:style style:name="MP1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4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1" style:family="paragraph" style:parent-style-name="Standard">
      <style:text-properties fo:font-size="6pt" style:font-size-asian="6pt" style:font-size-complex="6pt"/>
    </style:style>
    <style:style style:name="M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4" style:family="paragraph" style:parent-style-name="_5f_En-tête">
      <style:text-properties officeooo:rsid="002527b5" officeooo:paragraph-rsid="002527b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9fee0"/>
    </style:style>
    <style:style style:name="MP3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3" style:family="paragraph" style:parent-style-name="_5f_En-tête" style:master-page-name="">
      <loext:graphic-properties draw:fill="none" draw:fill-color="#ffe6b3" draw:opacity="100%" draw:fill-image-width="0cm" draw:fill-image-height="0cm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fo:color="#d7e12c" style:font-name="Bitstream Vera Sans" fo:font-size="15pt" fo:font-style="normal" officeooo:rsid="0026b5fa" officeooo:paragraph-rsid="002aedf1" style:font-size-asian="15pt" style:font-style-asian="normal" style:font-size-complex="15pt" style:font-style-complex="normal"/>
    </style:style>
    <style:style style:name="MP34" style:family="paragraph" style:parent-style-name="Footer">
      <style:text-properties officeooo:paragraph-rsid="002556d8"/>
    </style:style>
    <style:style style:name="MP3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6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T7" style:family="text">
      <style:text-properties style:font-weight-asian="bold" style:font-weight-complex="bold"/>
    </style:style>
    <style:style style:name="MT8" style:family="text">
      <style:text-properties fo:font-variant="normal" fo:text-transform="none" style:font-name="Times New Roman" fo:font-size="13pt" fo:font-style="italic" style:font-size-asian="13pt" style:font-style-asian="italic" style:font-weight-asian="bold" style:font-size-complex="13pt" style:font-style-complex="italic" style:font-weight-complex="bold"/>
    </style:style>
    <style:style style:name="MT9" style:family="text">
      <style:text-properties fo:font-variant="normal" fo:text-transform="none" style:font-weight-asian="bold" style:font-weight-complex="bold"/>
    </style:style>
    <style:style style:name="MT10" style:family="text">
      <style:text-properties fo:font-variant="normal" fo:text-transform="none" style:font-name="OpenSymbol" fo:font-style="normal" style:font-style-asian="normal" style:font-weight-asian="bold" style:font-style-complex="normal" style:font-weight-complex="bold"/>
    </style:style>
    <style:style style:name="MT11" style:family="text">
      <style:text-properties fo:font-variant="normal" fo:text-transform="none" fo:font-style="normal" style:font-style-asian="normal" style:font-weight-asian="bold" style:font-style-complex="normal" style:font-weight-complex="bold"/>
    </style:style>
    <style:style style:name="MT12" style:family="text">
      <style:text-properties fo:font-variant="normal" fo:text-transform="none" style:text-position="super 58%" style:font-name="Times New Roman" fo:font-size="13pt" style:font-size-asian="13pt" style:font-weight-asian="bold" style:font-size-complex="13pt" style:font-weight-complex="bold"/>
    </style:style>
    <style:style style:name="MT13" style:family="text">
      <style:text-properties officeooo:rsid="0017dc58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0cm" fo:margin-right="0cm" style:vertical-pos="from-top" style:vertical-rel="frame" style:horizontal-pos="from-left" style:horizontal-rel="frame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3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5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_5f_Fiche_20_éditeur_20_paire_20__28_G_29_" style:display-name="_Fiche éditeur paire (G)" style:page-layout-name="Mpm4" style:next-style-name="_5f_Fiche_20_éditeur_20_impaire_20__28_D_29_">
      <style:header>
        <text:p text:style-name="_5f_En-tête">Série 2: Multiplier deux nombres relatifs</text:p>
      </style:header>
      <style:footer>
        <text:h text:style-name="MP1" text:outline-level="1">Chapitre A2: Nombres relatifs</text:h>
      </style:footer>
    </style:master-page>
    <style:master-page style:name="_5f_Fiche_20_éditeur_20__20__28_une_20_colonne_29__20__20_impaire_20__28_D_29_" style:display-name="_Fiche éditeur  (une colonne)  impaire (D)" style:page-layout-name="Mpm5" style:next-style-name="_5f_Fiche_20_éditeur_20_paire_20__28_G_29_">
      <style:header>
        <text:p text:style-name="_5f_En-tête">Série 1 : Définir et nommer un angle</text:p>
      </style:header>
      <style:footer>
        <text:h text:style-name="MP2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6" style:next-style-name="_5f_Fiche_20_éditeur_20__20__28_une_20_colonne_29__20_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... : Chapitre ? </text:p>
      </style:footer>
    </style:master-page>
    <style:master-page style:name="_5f_Fiche_20_éditeur_20_impaire_20__28_D_29_" style:display-name="_Fiche éditeur impaire (D)" style:page-layout-name="Mpm7" style:next-style-name="_5f_Fiche_20_éditeur_20_paire_20__28_G_29_">
      <style:header>
        <text:p text:style-name="_5f_En-tête">Série 1 : Diviser</text:p>
      </style:header>
      <style:footer>
        <text:h text:style-name="MP5" text:outline-level="1">Chapitre A3: Nombres rationnels </text:h>
      </style:footer>
    </style:master-page>
    <style:master-page style:name="Right_20_Page" style:display-name="Right Page" style:page-layout-name="Mpm8"/>
    <style:master-page style:name="Left_20_Page" style:display-name="Left Page" style:page-layout-name="Mpm9" style:next-style-name="Right_20_Page"/>
    <style:master-page style:name="_5f_Fiche_20_du_20_livret_20_pair" style:display-name="_Fiche du livret pair" style:page-layout-name="Mpm10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6">N4 : Fractions</text:p>
                    </table:table-cell>
                    <table:table-cell table:style-name="Tableau18.A1" office:value-type="string">
                      <text:p text:style-name="MP6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7">Série 1 : Fractions et parts</text:p>
                    </table:table-cell>
                    <table:table-cell table:style-name="Tableau18.A1" office:value-type="string">
                      <text:p text:style-name="MP7"/>
                    </table:table-cell>
                  </table:table-row>
                </table:table>
              </table:table-cell>
            </table:table-row>
          </table:table-header-rows>
        </table:table>
        <text:p text:style-name="MP8"/>
      </style:header>
    </style:master-page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3"><text:span text:style-name="MT1">Série 1 :</text:span> <text:span text:style-name="MT1">???</text:span></text:p>
      </style:header>
      <style:footer>
        <text:p text:style-name="MP9">Chapitre ? : ...</text:p>
      </style:footer>
      <style:footer-left>
        <text:p text:style-name="MP10">Série 1 :<text:tab/><text:tab/> <text:s text:c="43"/>Chapitre G? : ...</text:p>
      </style:footer-left>
    </style:master-page>
    <style:master-page style:name="_5f_Fiche_20_format_20_Site" style:display-name="_Fiche format Site" style:page-layout-name="Mpm12">
      <style:header>
        <text:p text:style-name="MP11"/>
        <text:p text:style-name="MP12"><text:span text:style-name="MT2">Chapitre N3 :</text:span> <text:span text:style-name="MT3">Nombres fractions</text:span></text:p>
        <text:p text:style-name="MP13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13" style:next-style-name="_5f_Fiche_20_éditeur_20_série_20_2_20_paire_20__28_G_29_">
      <style:header>
        <text:p text:style-name="MP3"><text:span text:style-name="MT1">Série 2 :</text:span> <text:span text:style-name="MT1">???</text:span></text:p>
      </style:header>
      <style:footer>
        <text:p text:style-name="MP9">Chapitre <text:span text:style-name="MT4">? : ...</text:span></text:p>
      </style:footer>
      <style:footer-left>
        <text:p text:style-name="MP10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3" style:next-style-name="_5f_Fiche_20_éditeur_20_série_20_3_20_paire_20__28_G_29_">
      <style:header>
        <text:p text:style-name="MP3"><text:span text:style-name="MT1">Série 3 :</text:span> <text:span text:style-name="MT1">???</text:span></text:p>
      </style:header>
      <style:footer>
        <text:p text:style-name="MP9">Chapitre ? : ...</text:p>
      </style:footer>
      <style:footer-left>
        <text:p text:style-name="MP14"/>
      </style:footer-left>
    </style:master-page>
    <style:master-page style:name="_5f_Fiche_20_éditeur_20_série_20_4_20_impaire_20__28_D_29_" style:display-name="_Fiche éditeur série 4 impaire (D)" style:page-layout-name="Mpm14" style:next-style-name="_5f_Fiche_20_éditeur_20_série_20_4_20_paire_20__28_G_29_">
      <style:header>
        <text:p text:style-name="MP15">Série 4 : ???</text:p>
      </style:header>
      <style:footer>
        <text:p text:style-name="MP16">Chapitre ? : ...</text:p>
      </style:footer>
      <style:footer-left>
        <text:p text:style-name="MP14"/>
      </style:footer-left>
    </style:master-page>
    <style:master-page style:name="_5f_Fiche_20_éditeur_20_synthèse_20_impaire_20__28_D_29_" style:display-name="_Fiche éditeur synthèse impaire (D)" style:page-layout-name="Mpm14" style:next-style-name="_5f_Fiche_20_éditeur_20_synthèse_20_paire_20__28_G_29_">
      <style:header>
        <text:p text:style-name="MP15">Synthèse</text:p>
      </style:header>
      <style:footer>
        <text:p text:style-name="MP9">Chapitre ? : ...</text:p>
      </style:footer>
      <style:footer-left>
        <text:p text:style-name="MP17"/>
      </style:footer-left>
    </style:master-page>
    <style:master-page style:name="_5f_Fiche_20_éditeur_20_série_20_1_20_paire_20__28_G_29_" style:display-name="_Fiche éditeur série 1 paire (G)" style:page-layout-name="Mpm15" style:next-style-name="_5f_Fiche_20_éditeur_20_série_20_1_20_impaire_20__28_D_29_">
      <style:header>
        <text:p text:style-name="MP3"><text:span text:style-name="MT1">Série 1 :</text:span> <text:span text:style-name="MT1">???</text:span></text:p>
      </style:header>
      <style:footer>
        <text:p text:style-name="MP4">Chapitre ? : ...</text:p>
      </style:footer>
    </style:master-page>
    <style:master-page style:name="_5f_Fiche_20_éditeur_20_série_20_2_20_paire_20__28_G_29_" style:display-name="_Fiche éditeur série 2 paire (G)" style:page-layout-name="Mpm16" style:next-style-name="_5f_Fiche_20_éditeur_20_série_20_2_20_impaire_20__28_D_29_">
      <style:header>
        <text:p text:style-name="MP18">Série 2: Multiplier deux nombres relatifs</text:p>
      </style:header>
      <style:footer>
        <text:h text:style-name="MP19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6" style:next-style-name="_5f_Fiche_20_éditeur_20_série_20_3_20_impaire_20__28_D_29_">
      <style:header>
        <text:p text:style-name="MP15">Série 3 : ???</text:p>
      </style:header>
      <style:footer>
        <text:p text:style-name="MP20">Chapitre ? : ...</text:p>
      </style:footer>
    </style:master-page>
    <style:master-page style:name="_5f_Fiche_20_éditeur_20_série_20_4_20_paire_20__28_G_29_" style:display-name="_Fiche éditeur série 4 paire (G)" style:page-layout-name="Mpm16" style:next-style-name="_5f_Fiche_20_éditeur_20_série_20_4_20_impaire_20__28_D_29_">
      <style:header>
        <text:p text:style-name="MP15">Série 4 : ???</text:p>
      </style:header>
      <style:footer>
        <text:p text:style-name="MP20">Chapitre ? : ...</text:p>
      </style:footer>
    </style:master-page>
    <style:master-page style:name="_5f_Fiche_20_éditeur_20_synthèse_20_paire_20__28_G_29_" style:display-name="_Fiche éditeur synthèse paire (G)" style:page-layout-name="Mpm16" style:next-style-name="_5f_Fiche_20_éditeur_20_synthèse_20_impaire_20__28_D_29_">
      <style:header>
        <text:p text:style-name="MP15">Synthèse</text:p>
      </style:header>
      <style:footer>
        <text:p text:style-name="MP4">Chapitre ? : ...</text:p>
      </style:footer>
    </style:master-page>
    <style:master-page style:name="_5f_Fiche_20_du_20_livret_20_Génération_20_5" style:display-name="_Fiche du livret Génération 5" style:page-layout-name="Mpm17">
      <style:header>
        <text:p text:style-name="MP21"><text:tab/><text:tab/><text:tab/><text:tab/><text:tab/><text:tab/></text:p>
        <text:p text:style-name="MP21"/>
      </style:header>
      <style:footer>
        <text:p text:style-name="MP22">Chapitre G? :<text:tab/><text:tab/> <text:s text:c="93"/>Série ? :</text:p>
      </style:footer>
      <style:footer-left>
        <text:p text:style-name="MP23">Série ? :<text:tab/><text:tab/> <text:s text:c="92"/>Chapitre G? :</text:p>
      </style:footer-left>
    </style:master-page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9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4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char" draw:z-index="27" draw:style-name="Mgr3" draw:text-style-name="MP26" svg:x1="14.021cm" svg:y1="0.36cm" svg:x2="20.496cm" svg:y2="0.36cm"><text:p/></draw:line>Déterminer deux fractions égales</text:p>
      </style:header>
      <style:footer>
        <text:p text:style-name="MP28"><draw:frame draw:style-name="Mfr1" draw:name="Cadre11" text:anchor-type="paragraph" svg:y="-0.06cm" draw:z-index="16"><draw:text-box fo:min-height="0.499cm" fo:min-width="3cm"><draw:frame draw:style-name="Mfr2" draw:name="Cadre2" text:anchor-type="frame" svg:x="0.45cm" svg:y="0.079cm" svg:width="0.817cm" draw:z-index="17"><draw:text-box fo:min-height="0.355cm"><text:p text:style-name="MP29"><draw:g text:anchor-type="paragraph" draw:z-index="21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26</text:page-number></text:p></draw:text-box></draw:frame><text:p text:style-name="MP31">Nombres rationnels • A<text:span text:style-name="MT6">3</text:span></text:p></draw:text-box></draw:frame></text:p>
      </style:footer>
    </style:master-page>
    <style:master-page style:name="_5f_Fiche_20_éditeur_20_série_20_4_20_impaire_20_une_20_page_20__28_D_29_" style:display-name="_Fiche éditeur série 4 impaire une page (D)" style:page-layout-name="Mpm23" style:next-style-name="_5f_Fiche_20_éditeur_20_série_20_4_20_paire_20__28_G_29_">
      <style:header>
        <text:p text:style-name="Entête_20_couleur">Série 4 : Écritures<text:span text:style-name="MT7"> </text:span><text:span text:style-name="Variable"><text:span text:style-name="MT8">a</text:span></text:span><text:span text:style-name="MT9"> </text:span><text:span text:style-name="MT10">×</text:span><text:span text:style-name="MT9"> </text:span><text:span text:style-name="MT11">10</text:span><text:span text:style-name="MT12">n</text:span><text:span text:style-name="MT7">, notation scientifique</text:span></text:p>
      </style:header>
      <style:footer>
        <text:p text:style-name="MP16">Chapitre G2 : Triangles</text:p>
      </style:footer>
      <style:footer-left>
        <text:p text:style-name="MP32">Chapitre N3 : Puissances</text:p>
      </style:footer-left>
    </style:master-page>
    <style:master-page style:name="_5f_Fiche_20_éditeur_20_série_20_2_20_une_20_colonne_20_impaire_20__28_G_29__5f_2" style:display-name="_Fiche éditeur série 2 une colonne impaire (G)_2" style:page-layout-name="Mpm24">
      <style:header>
        <text:p text:style-name="MP33"><draw:path text:anchor-type="paragraph" draw:z-index="14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2" draw:style-name="Mgr2" draw:text-style-name="MP27" svg:width="2.703cm" svg:height="0.715cm" draw:transform="rotate (0.0872664625997165) translate (-0.172861111111111cm 0.218722222222222cm)"><draw:text-box><text:p text:style-name="MP26"><text:span text:style-name="MT5">Série 7</text:span></text:p></draw:text-box></draw:frame><draw:line text:anchor-type="paragraph" draw:z-index="11" draw:style-name="Mgr6" draw:text-style-name="MP26" svg:x1="18.944cm" svg:y1="0.36cm" svg:x2="20.461cm" svg:y2="0.36cm"><text:p/></draw:line>Calculer avec des nombres en notation scientifique</text:p>
      </style:header>
      <style:footer>
        <text:p text:style-name="MP28"><draw:frame draw:style-name="Mfr1" draw:name="Cadre31" text:anchor-type="paragraph" svg:y="-0.06cm" draw:z-index="0"><draw:text-box fo:min-height="0.499cm" fo:min-width="3cm"><draw:frame draw:style-name="Mfr3" draw:name="Cadre4" text:anchor-type="frame" svg:x="3.45cm" svg:y="0.079cm" svg:width="0.817cm" draw:z-index="0"><draw:text-box fo:min-height="0.355cm"><text:p text:style-name="MP29"><draw:g text:anchor-type="paragraph" draw:z-index="13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3">Puissances</text:span> • A<text:span text:style-name="MT13">4</text:span></text:p></draw:text-box></draw:frame></text:p>
      </style:footer>
    </style:master-page>
    <style:master-page style:name="_5f_Fiche_20_éditeur_20_série_20_5_20_paire_20__28_D_29_" style:display-name="_Fiche éditeur série 5 paire (D)" style:page-layout-name="Mpm25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35">Chapitre G2 : Triangles</text:p>
      </style:footer>
      <style:footer-left>
        <text:p text:style-name="MP36">Fonctions linéaires et affines : Chapitre D2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Katia Hache</meta:initial-creator>
    <meta:creation-date>2008-10-12T19:12:15</meta:creation-date>
    <dc:date>2021-04-01T16:23:02.496000000</dc:date>
    <meta:printed-by>Katia Hache</meta:printed-by>
    <meta:print-date>2009-03-10T11:21:56</meta:print-date>
    <meta:editing-cycles>109</meta:editing-cycles>
    <meta:editing-duration>PT19H50M37S</meta:editing-duration>
    <dc:subject>Fractions égales</dc:subject>
    <dc:title>A3_5 série 2</dc:title>
    <meta:document-statistic meta:table-count="4" meta:image-count="0" meta:object-count="84" meta:page-count="2" meta:paragraph-count="120" meta:word-count="406" meta:character-count="2327" meta:non-whitespace-character-count="15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 {.....} over color silver {.....} 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103/content.xml><?xml version="1.0" encoding="utf-8"?>
<math xmlns="http://www.w3.org/1998/Math/MathML" display="block">
  <semantics>
    <mrow>
      <mo fence="true" stretchy="true">(</mo>
      <mrow>
        <mfrac>
          <mn>3</mn>
          <mn>4</mn>
        </mfrac>
      </mrow>
      <mo fence="true" stretchy="true">)</mo>
    </mrow>
    <annotation encoding="StarMath 5.0">left({3}over{4}right)</annotation>
  </semantics>
</math>
</file>

<file path=Object 104/content.xml><?xml version="1.0" encoding="utf-8"?>
<math xmlns="http://www.w3.org/1998/Math/MathML" display="block">
  <semantics>
    <mrow>
      <mo fence="true" stretchy="true">(</mo>
      <mrow>
        <mfrac>
          <mn>5</mn>
          <mn>4</mn>
        </mfrac>
      </mrow>
      <mo fence="true" stretchy="true">)</mo>
    </mrow>
    <annotation encoding="StarMath 5.0">left({5}over{4}right)</annotation>
  </semantics>
</math>
</file>

<file path=Object 105/content.xml><?xml version="1.0" encoding="utf-8"?>
<math xmlns="http://www.w3.org/1998/Math/MathML" display="block">
  <semantics>
    <mrow>
      <mo fence="true" stretchy="true">(</mo>
      <mrow>
        <mfrac>
          <mn>7</mn>
          <mn>4</mn>
        </mfrac>
      </mrow>
      <mo fence="true" stretchy="true">)</mo>
    </mrow>
    <annotation encoding="StarMath 5.0">left({7}over{4}right)</annotation>
  </semantics>
</math>
</file>

<file path=Object 106/content.xml><?xml version="1.0" encoding="utf-8"?>
<math xmlns="http://www.w3.org/1998/Math/MathML" display="block">
  <semantics>
    <mrow>
      <mo fence="true" stretchy="true">(</mo>
      <mrow>
        <mfrac>
          <mn>5</mn>
          <mn>6</mn>
        </mfrac>
      </mrow>
      <mo fence="true" stretchy="true">)</mo>
    </mrow>
    <annotation encoding="StarMath 5.0">left({5}over{6}right)</annotation>
  </semantics>
</math>
</file>

<file path=Object 107/content.xml><?xml version="1.0" encoding="utf-8"?>
<math xmlns="http://www.w3.org/1998/Math/MathML" display="block">
  <semantics>
    <mrow>
      <mo fence="true" stretchy="true">(</mo>
      <mrow>
        <mfrac>
          <mn>10</mn>
          <mn>6</mn>
        </mfrac>
      </mrow>
      <mo fence="true" stretchy="true">)</mo>
    </mrow>
    <annotation encoding="StarMath 5.0">left({10}over{6}right)</annotation>
  </semantics>
</math>
</file>

<file path=Object 108/content.xml><?xml version="1.0" encoding="utf-8"?>
<math xmlns="http://www.w3.org/1998/Math/MathML" display="block">
  <semantics>
    <mrow>
      <mo fence="true" stretchy="true">(</mo>
      <mrow>
        <mfrac>
          <mn>7</mn>
          <mn>6</mn>
        </mfrac>
      </mrow>
      <mo fence="true" stretchy="true">)</mo>
    </mrow>
    <annotation encoding="StarMath 5.0">left({7}over{6}right)</annotation>
  </semantics>
</math>
</file>

<file path=Object 109/content.xml><?xml version="1.0" encoding="utf-8"?>
<math xmlns="http://www.w3.org/1998/Math/MathML" display="block">
  <semantics>
    <mrow>
      <mo fence="true" stretchy="true">(</mo>
      <mrow>
        <mfrac>
          <mn>9</mn>
          <mn>12</mn>
        </mfrac>
      </mrow>
      <mo fence="true" stretchy="true">)</mo>
    </mrow>
    <annotation encoding="StarMath 5.0">left({9}over{12}right)</annotation>
  </semantics>
</math>
</file>

<file path=Object 11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3</mn>
      </mrow>
      <mrow>
        <mn>4</mn>
        <mrow>
          <mspace width="0.5em"/>
          <mo stretchy="false">×</mo>
          <mspace width="0.5em"/>
        </mrow>
        <mn>3</mn>
      </mrow>
    </mfrac>
    <annotation encoding="StarMath 5.0">{5 `times` 3}over {4 `times` 3}</annotation>
  </semantics>
</math>
</file>

<file path=Object 110/content.xml><?xml version="1.0" encoding="utf-8"?>
<math xmlns="http://www.w3.org/1998/Math/MathML" display="block">
  <semantics>
    <mrow>
      <mo fence="true" stretchy="true">(</mo>
      <mrow>
        <mfrac>
          <mn>20</mn>
          <mn>12</mn>
        </mfrac>
      </mrow>
      <mo fence="true" stretchy="true">)</mo>
    </mrow>
    <annotation encoding="StarMath 5.0">left({20}over{12}right)</annotation>
  </semantics>
</math>
</file>

<file path=Object 111/content.xml><?xml version="1.0" encoding="utf-8"?>
<math xmlns="http://www.w3.org/1998/Math/MathML" display="block">
  <semantics>
    <mrow>
      <mo fence="true" stretchy="true">(</mo>
      <mrow>
        <mfrac>
          <mn>10</mn>
          <mn>12</mn>
        </mfrac>
      </mrow>
      <mo fence="true" stretchy="true">)</mo>
    </mrow>
    <annotation encoding="StarMath 5.0">left({10}over{12}right)</annotation>
  </semantics>
</math>
</file>

<file path=Object 112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113/content.xml><?xml version="1.0" encoding="utf-8"?>
<math xmlns="http://www.w3.org/1998/Math/MathML" display="block">
  <semantics>
    <mfrac>
      <mn>8</mn>
      <mn>24</mn>
    </mfrac>
    <annotation encoding="StarMath 5.0">{8}over {24}</annotation>
  </semantics>
</math>
</file>

<file path=Object 114/content.xml><?xml version="1.0" encoding="utf-8"?>
<math xmlns="http://www.w3.org/1998/Math/MathML" display="block">
  <semantics>
    <mfrac>
      <mn>7</mn>
      <mn>21</mn>
    </mfrac>
    <annotation encoding="StarMath 5.0">{7}over {21
}</annotation>
  </semantics>
</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13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4</mn>
      </mrow>
      <mrow>
        <mn>4</mn>
        <mrow>
          <mspace width="0.5em"/>
          <mo stretchy="false">×</mo>
          <mspace width="0.5em"/>
        </mrow>
        <mn>5</mn>
      </mrow>
    </mfrac>
    <annotation encoding="StarMath 5.0">{5 `times` 4}over {4 `times` 5}</annotation>
  </semantics>
</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over {4}</math:annotation>
  </math:semantics>
</math:math>
</file>

<file path=Object 15/content.xml><?xml version="1.0" encoding="utf-8"?>
<math xmlns="http://www.w3.org/1998/Math/MathML" display="block">
  <semantics>
    <mfrac>
      <mn>44</mn>
      <mn>55</mn>
    </mfrac>
    <annotation encoding="StarMath 5.0">{44}over {55}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4}over {5}</math:annotation>
  </math:semantics>
</math:math>
</file>

<file path=Object 17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4}over {5}</math:annotation>
  </math:semantics>
</math:math>
</file>

<file path=Object 19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2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 {.....} over color silver {.....} </annotation>
  </semantics>
</math>
</file>

<file path=Object 20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10</math:mn>
    </math:mfrac>
    <math:annotation math:encoding="StarMath 5.0">{8}over {10}</math:annotation>
  </math:semantics>
</math:math>
</file>

<file path=Object 22/content.xml><?xml version="1.0" encoding="utf-8"?>
<math xmlns="http://www.w3.org/1998/Math/MathML" display="block">
  <semantics>
    <mfrac>
      <mn>4</mn>
      <mn>4</mn>
    </mfrac>
    <annotation encoding="StarMath 5.0">{4}over {4}</annotation>
  </semantics>
</math>
</file>

<file path=Object 23/content.xml><?xml version="1.0" encoding="utf-8"?>
<!DOCTYPE math  PUBLIC '-//OpenOffice.org//DTD Modified W3C MathML 1.01//EN'  'math.dtd'>
<math:math xmlns:math="http://www.w3.org/1998/Math/MathML">
  <math:semantics>
    <math:mfrac>
      <math:mn>11</math:mn>
      <math:mn>11</math:mn>
    </math:mfrac>
    <math:annotation math:encoding="StarMath 5.0">{11}over {11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rac>
      <math:mn>36</math:mn>
      <math:mn>8</math:mn>
    </math:mfrac>
    <math:annotation math:encoding="StarMath 5.0">{36}over {8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18</math:mn>
    </math:mfrac>
    <math:annotation math:encoding="StarMath 5.0">{15}over {18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9</math:mn>
    </math:mfrac>
    <math:annotation math:encoding="StarMath 5.0">{6}over {9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18</math:mn>
    </math:mfrac>
    <math:annotation math:encoding="StarMath 5.0">{12}over {18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12</math:mn>
    </math:mfrac>
    <math:annotation math:encoding="StarMath 5.0">{10}over {12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frac>
      <math:mn>21</math:mn>
      <math:mn>28</math:mn>
    </math:mfrac>
    <math:annotation math:encoding="StarMath 5.0">{21}over {28}</math:annotation>
  </math:semantics>
</math:math>
</file>

<file path=Object 3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 {.....} over color silver {.....} </annotation>
  </semantics>
</math>
</file>

<file path=Object 30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8</math:mn>
    </math:mfrac>
    <math:annotation math:encoding="StarMath 5.0">{6}over {8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15</math:mn>
    </math:mfrac>
    <math:annotation math:encoding="StarMath 5.0">{10}over {15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frac>
      <math:mn>20</math:mn>
      <math:mn>24</math:mn>
    </math:mfrac>
    <math:annotation math:encoding="StarMath 5.0">{20}over {24}</math:annotation>
  </math:semantics>
</math:math>
</file>

<file path=Object 33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36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37/content.xml><?xml version="1.0" encoding="utf-8"?>
<math xmlns="http://www.w3.org/1998/Math/MathML" display="block">
  <semantics>
    <mfrac>
      <mn>54</mn>
      <mn>45</mn>
    </mfrac>
    <annotation encoding="StarMath 5.0">{54}over {45}</annotation>
  </semantics>
</math>
</file>

<file path=Object 38/content.xml><?xml version="1.0" encoding="utf-8"?>
<math xmlns="http://www.w3.org/1998/Math/MathML" display="block">
  <semantics>
    <mfrac>
      <mn>28</mn>
      <mn>42</mn>
    </mfrac>
    <annotation encoding="StarMath 5.0">{28}over {42}</annotation>
  </semantics>
</math>
</file>

<file path=Object 39/content.xml><?xml version="1.0" encoding="utf-8"?>
<math xmlns="http://www.w3.org/1998/Math/MathML" display="block">
  <semantics>
    <mfrac>
      <mn>12</mn>
      <mn>15</mn>
    </mfrac>
    <annotation encoding="StarMath 5.0">{12}over {15}</annotation>
  </semantics>
</math>
</file>

<file path=Object 4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 {.....} over color silver {.....} </annotation>
  </semantics>
</math>
</file>

<file path=Object 40/content.xml><?xml version="1.0" encoding="utf-8"?>
<math xmlns="http://www.w3.org/1998/Math/MathML" display="block">
  <semantics>
    <mfrac>
      <mn>1</mn>
      <mn>2</mn>
    </mfrac>
    <annotation encoding="StarMath 5.0">{1}over {2}</annotation>
  </semantics>
</math>
</file>

<file path=Object 41/content.xml><?xml version="1.0" encoding="utf-8"?>
<math xmlns="http://www.w3.org/1998/Math/MathML" display="block">
  <semantics>
    <mfrac>
      <mn>9</mn>
      <mn>8</mn>
    </mfrac>
    <annotation encoding="StarMath 5.0">{9}over {8}</annotation>
  </semantics>
</math>
</file>

<file path=Object 42/content.xml><?xml version="1.0" encoding="utf-8"?>
<math xmlns="http://www.w3.org/1998/Math/MathML" display="block">
  <semantics>
    <mfrac>
      <mn>4</mn>
      <mn>6</mn>
    </mfrac>
    <annotation encoding="StarMath 5.0">{4}over {6}</annotation>
  </semantics>
</math>
</file>

<file path=Object 43/content.xml><?xml version="1.0" encoding="utf-8"?>
<math xmlns="http://www.w3.org/1998/Math/MathML" display="block">
  <semantics>
    <mfrac>
      <mn>50</mn>
      <mn>40</mn>
    </mfrac>
    <annotation encoding="StarMath 5.0">{50}over {40}</annotation>
  </semantics>
</math>
</file>

<file path=Object 44/content.xml><?xml version="1.0" encoding="utf-8"?>
<math xmlns="http://www.w3.org/1998/Math/MathML" display="block">
  <semantics>
    <mfrac>
      <mn>4</mn>
      <mn>36</mn>
    </mfrac>
    <annotation encoding="StarMath 5.0">{4}over {36}</annotation>
  </semantics>
</math>
</file>

<file path=Object 45/content.xml><?xml version="1.0" encoding="utf-8"?>
<math xmlns="http://www.w3.org/1998/Math/MathML" display="block">
  <semantics>
    <mfrac>
      <mn>27</mn>
      <mn>54</mn>
    </mfrac>
    <annotation encoding="StarMath 5.0">{27}over {54}</annotation>
  </semantics>
</math>
</file>

<file path=Object 46/content.xml><?xml version="1.0" encoding="utf-8"?>
<math xmlns="http://www.w3.org/1998/Math/MathML" display="block">
  <semantics>
    <mfrac>
      <mn>36</mn>
      <mn>4</mn>
    </mfrac>
    <annotation encoding="StarMath 5.0">{36}over {4}</annotation>
  </semantics>
</math>
</file>

<file path=Object 47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

<file path=Object 48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49/content.xml><?xml version="1.0" encoding="utf-8"?>
<math xmlns="http://www.w3.org/1998/Math/MathML" display="block">
  <semantics>
    <mfrac>
      <mn>6</mn>
      <mn>5</mn>
    </mfrac>
    <annotation encoding="StarMath 5.0">{6}over {5}</annotation>
  </semantics>
</math>
</file>

<file path=Object 5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 {.....} over color silver {.....} </annotation>
  </semantics>
</math>
</file>

<file path=Object 50/content.xml><?xml version="1.0" encoding="utf-8"?>
<math xmlns="http://www.w3.org/1998/Math/MathML" display="block">
  <semantics>
    <mfrac>
      <mn>12</mn>
      <mn>6</mn>
    </mfrac>
    <annotation encoding="StarMath 5.0">{12} over {6}</annotation>
  </semantics>
</math>
</file>

<file path=Object 51/content.xml><?xml version="1.0" encoding="utf-8"?>
<math xmlns="http://www.w3.org/1998/Math/MathML" display="block">
  <semantics>
    <mfrac>
      <mstyle color="silver">
        <mn>...</mn>
      </mstyle>
      <mn>18</mn>
    </mfrac>
    <annotation encoding="StarMath 5.0">color silver{...} over {18}</annotation>
  </semantics>
</math>
</file>

<file path=Object 52/content.xml><?xml version="1.0" encoding="utf-8"?>
<math xmlns="http://www.w3.org/1998/Math/MathML" display="block">
  <semantics>
    <mfrac>
      <mn>12</mn>
      <mn>6</mn>
    </mfrac>
    <annotation encoding="StarMath 5.0">{12} over {6}</annotation>
  </semantics>
</math>
</file>

<file path=Object 53/content.xml><?xml version="1.0" encoding="utf-8"?>
<math xmlns="http://www.w3.org/1998/Math/MathML" display="block">
  <semantics>
    <mfrac>
      <mstyle color="silver">
        <mn>...</mn>
      </mstyle>
      <mn>18</mn>
    </mfrac>
    <annotation encoding="StarMath 5.0">color silver{...} over {18}</annotation>
  </semantics>
</math>
</file>

<file path=Object 54/content.xml><?xml version="1.0" encoding="utf-8"?>
<math xmlns="http://www.w3.org/1998/Math/MathML" display="block">
  <semantics>
    <mfrac>
      <mn>12</mn>
      <mn>6</mn>
    </mfrac>
    <annotation encoding="StarMath 5.0">{12} over {6}</annotation>
  </semantics>
</math>
</file>

<file path=Object 55/content.xml><?xml version="1.0" encoding="utf-8"?>
<math xmlns="http://www.w3.org/1998/Math/MathML" display="block">
  <semantics>
    <mfrac>
      <mn>36</mn>
      <mn>18</mn>
    </mfrac>
    <annotation encoding="StarMath 5.0">{36} over {18}</annotation>
  </semantics>
</math>
</file>

<file path=Object 56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57/content.xml><?xml version="1.0" encoding="utf-8"?>
<math xmlns="http://www.w3.org/1998/Math/MathML" display="block">
  <semantics>
    <mfrac>
      <mstyle color="silver">
        <mn>.....</mn>
      </mstyle>
      <mn>24</mn>
    </mfrac>
    <annotation encoding="StarMath 5.0">color silver{..... }over {{24} }</annotation>
  </semantics>
</math>
</file>

<file path=Object 58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59/content.xml><?xml version="1.0" encoding="utf-8"?>
<math xmlns="http://www.w3.org/1998/Math/MathML" display="block">
  <semantics>
    <mfrac>
      <mstyle color="silver">
        <mn>.....</mn>
      </mstyle>
      <mn>81</mn>
    </mfrac>
    <annotation encoding="StarMath 5.0">color silver{..... }over {81}</annotation>
  </semantics>
</math>
</file>

<file path=Object 6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 {.....} over color silver {.....} </annotation>
  </semantics>
</math>
</file>

<file path=Object 60/content.xml><?xml version="1.0" encoding="utf-8"?>
<math xmlns="http://www.w3.org/1998/Math/MathML" display="block">
  <semantics>
    <mfrac>
      <mn>9</mn>
      <mn>7</mn>
    </mfrac>
    <annotation encoding="StarMath 5.0">{9}over {7}</annotation>
  </semantics>
</math>
</file>

<file path=Object 61/content.xml><?xml version="1.0" encoding="utf-8"?>
<math xmlns="http://www.w3.org/1998/Math/MathML" display="block">
  <semantics>
    <mfrac>
      <mstyle color="silver">
        <mn>.....</mn>
      </mstyle>
      <mn>49</mn>
    </mfrac>
    <annotation encoding="StarMath 5.0">color silver{..... }over {49}</annotation>
  </semantics>
</math>
</file>

<file path=Object 62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

<file path=Object 63/content.xml><?xml version="1.0" encoding="utf-8"?>
<math xmlns="http://www.w3.org/1998/Math/MathML" display="block">
  <semantics>
    <mfrac>
      <mstyle color="silver">
        <mn>.....</mn>
      </mstyle>
      <mn>18</mn>
    </mfrac>
    <annotation encoding="StarMath 5.0">color silver{..... }over {18}</annotation>
  </semantics>
</math>
</file>

<file path=Object 64/content.xml><?xml version="1.0" encoding="utf-8"?>
<math xmlns="http://www.w3.org/1998/Math/MathML" display="block">
  <semantics>
    <mfrac>
      <mn>9</mn>
      <mn>6</mn>
    </mfrac>
    <annotation encoding="StarMath 5.0">{9}over {6}</annotation>
  </semantics>
</math>
</file>

<file path=Object 65/content.xml><?xml version="1.0" encoding="utf-8"?>
<math xmlns="http://www.w3.org/1998/Math/MathML" display="block">
  <semantics>
    <mfrac>
      <mstyle color="silver">
        <mn>.....</mn>
      </mstyle>
      <mn>24</mn>
    </mfrac>
    <annotation encoding="StarMath 5.0">color silver{..... }over {{24} }</annotation>
  </semantics>
</math>
</file>

<file path=Object 66/content.xml><?xml version="1.0" encoding="utf-8"?>
<math xmlns="http://www.w3.org/1998/Math/MathML" display="block">
  <semantics>
    <mfrac>
      <mn>9</mn>
      <mn>6</mn>
    </mfrac>
    <annotation encoding="StarMath 5.0">{9}over {6}</annotation>
  </semantics>
</math>
</file>

<file path=Object 67/content.xml><?xml version="1.0" encoding="utf-8"?>
<math xmlns="http://www.w3.org/1998/Math/MathML" display="block">
  <semantics>
    <mfrac>
      <mstyle color="silver">
        <mn>.....</mn>
      </mstyle>
      <mn>36</mn>
    </mfrac>
    <annotation encoding="StarMath 5.0">color silver{..... }over {36}</annotation>
  </semantics>
</math>
</file>

<file path=Object 68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1</math:mn>
    </math:mfrac>
    <math:annotation math:encoding="StarMath 5.0">{7}over {1}</math:annotation>
  </math:semantics>
</math:math>
</file>

<file path=Object 69/content.xml><?xml version="1.0" encoding="utf-8"?>
<math xmlns="http://www.w3.org/1998/Math/MathML" display="block">
  <semantics>
    <mfrac>
      <mstyle color="silver">
        <mn>.....</mn>
      </mstyle>
      <mn>8</mn>
    </mfrac>
    <annotation encoding="StarMath 5.0">color silver{..... }over {8}</annotation>
  </semantics>
</math>
</file>

<file path=Object 7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 {.....} over color silver {.....} </annotation>
  </semantics>
</math>
</file>

<file path=Object 70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</math:mn>
    </math:mfrac>
    <math:annotation math:encoding="StarMath 5.0">{3}over {1}</math:annotation>
  </math:semantics>
</math:math>
</file>

<file path=Object 71/content.xml><?xml version="1.0" encoding="utf-8"?>
<math xmlns="http://www.w3.org/1998/Math/MathML" display="block">
  <semantics>
    <mfrac>
      <mstyle color="silver">
        <mn>.....</mn>
      </mstyle>
      <mn>15</mn>
    </mfrac>
    <annotation encoding="StarMath 5.0">color silver{..... }over {15}</annotation>
  </semantics>
</math>
</file>

<file path=Object 72/content.xml><?xml version="1.0" encoding="utf-8"?>
<math xmlns="http://www.w3.org/1998/Math/MathML" display="block">
  <semantics>
    <mfrac>
      <mstyle color="silver">
        <mn>.....</mn>
      </mstyle>
      <mn>6</mn>
    </mfrac>
    <annotation encoding="StarMath 5.0">color silver{..... }over {6}</annotation>
  </semantics>
</math>
</file>

<file path=Object 73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74/content.xml><?xml version="1.0" encoding="utf-8"?>
<math xmlns="http://www.w3.org/1998/Math/MathML" display="block">
  <semantics>
    <mfrac>
      <mn>5</mn>
      <mn>6</mn>
    </mfrac>
    <annotation encoding="StarMath 5.0">{5}over {6}</annotation>
  </semantics>
</math>
</file>

<file path=Object 8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 {.....} over color silver {.....} </annotation>
  </semantics>
</math>
</file>

<file path=Object 9/content.xml><?xml version="1.0" encoding="utf-8"?>
<math xmlns="http://www.w3.org/1998/Math/MathML" display="block">
  <semantics>
    <mfrac>
      <mrow>
        <mn>5</mn>
        <mrow>
          <mspace width="0.5em"/>
          <mo stretchy="false">+</mo>
          <mspace width="0.5em"/>
        </mrow>
        <mn>3</mn>
      </mrow>
      <mrow>
        <mn>4</mn>
        <mrow>
          <mspace width="0.5em"/>
          <mo stretchy="false">+</mo>
          <mspace width="0.5em"/>
        </mrow>
        <mn>3</mn>
      </mrow>
    </mfrac>
    <annotation encoding="StarMath 5.0">{5`+`3} over {4`+`3}</annotation>
  </semantics>
</math>
</file>